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Roboto" svg:font-family="Roboto" style:font-pitch="variable"/>
    <style:font-face style:name="Roboto1" svg:font-family="Roboto" style:font-adornments="Gras" style:font-pitch="variable"/>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au1" style:family="table">
      <style:table-properties style:width="25.344cm" fo:margin-left="-0.423cm" fo:margin-top="0cm" fo:margin-bottom="0cm" table:align="left" style:writing-mode="page"/>
    </style:style>
    <style:style style:name="Tableau1.A" style:family="table-column">
      <style:table-column-properties style:column-width="3.295cm"/>
    </style:style>
    <style:style style:name="Tableau1.B" style:family="table-column">
      <style:table-column-properties style:column-width="5.556cm"/>
    </style:style>
    <style:style style:name="Tableau1.D" style:family="table-column">
      <style:table-column-properties style:column-width="5.292cm"/>
    </style:style>
    <style:style style:name="Tableau1.E" style:family="table-column">
      <style:table-column-properties style:column-width="7.906cm"/>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P1"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2" style:family="paragraph" style:parent-style-name="Title">
      <style:paragraph-properties fo:margin-top="0cm" fo:margin-bottom="0.423cm" style:contextual-spacing="false" fo:line-height="100%" fo:text-align="center" style:justify-single-word="false" fo:orphans="0" fo:widows="0"/>
      <style:text-properties style:font-name="Roboto" fo:font-weight="bold" style:font-name-asian="Montserrat1" style:font-weight-asian="bold" style:font-name-complex="Montserrat1"/>
    </style:style>
    <style:style style:name="P3" style:family="paragraph" style:parent-style-name="Standard">
      <style:paragraph-properties fo:line-height="100%" fo:text-align="center" style:justify-single-word="false" fo:orphans="0" fo:widows="0"/>
      <style:text-properties style:font-name="Roboto" officeooo:paragraph-rsid="0016b702"/>
    </style:style>
    <style:style style:name="P4"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5" style:family="paragraph" style:parent-style-name="Standard">
      <style:text-properties style:font-name="Montserrat" style:font-name-asian="Montserrat1" style:font-name-complex="Montserrat1"/>
    </style:style>
    <style:style style:name="P6" style:family="paragraph" style:parent-style-name="Standard">
      <style:paragraph-properties fo:line-height="100%" fo:orphans="0" fo:widows="0"/>
      <style:text-properties style:font-name="Roboto" fo:font-size="12pt" fo:font-weight="bold" style:font-name-asian="Montserrat1" style:font-size-asian="12pt" style:font-weight-asian="bold" style:font-name-complex="Montserrat1" style:font-size-complex="12pt"/>
    </style:style>
    <style:style style:name="P7" style:family="paragraph" style:parent-style-name="Standard">
      <style:paragraph-properties fo:line-height="100%" fo:orphans="0" fo:widows="0"/>
      <style:text-properties style:font-name="Roboto" fo:font-size="12pt" style:font-name-asian="Montserrat1" style:font-size-asian="12pt" style:font-name-complex="Montserrat1" style:font-size-complex="12pt"/>
    </style:style>
    <style:style style:name="P8" style:family="paragraph" style:parent-style-name="Standard">
      <style:paragraph-properties fo:line-height="100%" fo:orphans="0" fo:widows="0"/>
      <style:text-properties style:font-name="Roboto" fo:font-size="12pt" officeooo:rsid="002077e7" officeooo:paragraph-rsid="002077e7" style:font-name-asian="Montserrat1" style:font-size-asian="12pt" style:font-name-complex="Montserrat1" style:font-size-complex="12pt"/>
    </style:style>
    <style:style style:name="P9"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10" style:family="paragraph" style:parent-style-name="Standard">
      <style:paragraph-properties fo:margin-top="0.353cm" fo:margin-bottom="0cm" style:contextual-spacing="false" fo:line-height="100%"/>
    </style:style>
    <style:style style:name="P11" style:family="paragraph" style:parent-style-name="Standard">
      <style:paragraph-properties fo:margin-top="0.353cm" fo:margin-bottom="0cm" style:contextual-spacing="false" fo:line-height="100%" fo:break-before="page"/>
    </style:style>
    <style:style style:name="P12" style:family="paragraph" style:parent-style-name="Contents_20_2">
      <style:paragraph-properties>
        <style:tab-stops>
          <style:tab-stop style:position="24.619cm" style:type="right" style:leader-style="dotted" style:leader-text="."/>
        </style:tab-stops>
      </style:paragraph-properties>
    </style:style>
    <style:style style:name="P13" style:family="paragraph" style:parent-style-name="Contents_20_3">
      <style:paragraph-properties>
        <style:tab-stops>
          <style:tab-stop style:position="24.619cm" style:type="right" style:leader-style="dotted" style:leader-text="."/>
        </style:tab-stops>
      </style:paragraph-properties>
    </style:style>
    <style:style style:name="P14" style:family="paragraph" style:parent-style-name="Standard">
      <style:paragraph-properties fo:margin-top="0.353cm" fo:margin-bottom="0cm" style:contextual-spacing="false" fo:line-height="100%"/>
      <style:text-properties fo:color="#666666" loext:opacity="100%" style:font-name="Montserrat" fo:font-size="12pt" style:font-name-asian="Montserrat1" style:font-size-asian="12pt" style:font-name-complex="Montserrat1" style:font-size-complex="12pt"/>
    </style:style>
    <style:style style:name="P15" style:family="paragraph" style:parent-style-name="Heading_20_2" style:list-style-name="WWNum3">
      <style:text-properties style:font-name="Roboto" officeooo:rsid="0016b702" officeooo:paragraph-rsid="0016b702"/>
    </style:style>
    <style:style style:name="P16" style:family="paragraph" style:parent-style-name="Standard" style:list-style-name="WWNum3">
      <style:text-properties style:font-name="Roboto" officeooo:paragraph-rsid="0016b702"/>
    </style:style>
    <style:style style:name="P17" style:family="paragraph" style:parent-style-name="Standard">
      <style:paragraph-properties fo:text-align="justify" style:justify-single-word="false"/>
      <style:text-properties style:font-name="Roboto" officeooo:paragraph-rsid="0017f433"/>
    </style:style>
    <style:style style:name="P18" style:family="paragraph" style:parent-style-name="Heading_20_2" style:list-style-name="WWNum3">
      <style:text-properties style:font-name="Roboto" officeooo:paragraph-rsid="00275068"/>
    </style:style>
    <style:style style:name="P19" style:family="paragraph" style:parent-style-name="Standard" style:list-style-name="WWNum4">
      <style:paragraph-properties fo:margin-left="1.27cm" fo:margin-right="0cm" fo:line-height="100%" fo:orphans="0" fo:widows="0" fo:text-indent="-0.635cm" style:auto-text-indent="false"/>
      <style:text-properties style:font-name="Roboto" fo:font-size="12pt" style:font-name-asian="Montserrat1" style:font-size-asian="12pt" style:font-name-complex="Montserrat1" style:font-size-complex="12pt"/>
    </style:style>
    <style:style style:name="P20" style:family="paragraph" style:parent-style-name="Standard">
      <style:text-properties style:font-name="Roboto" fo:font-weight="bold" officeooo:paragraph-rsid="00244ecc" style:font-weight-asian="bold" style:font-weight-complex="bold"/>
    </style:style>
    <style:style style:name="P21" style:family="paragraph" style:parent-style-name="Standard">
      <style:text-properties style:font-name="Roboto" officeooo:paragraph-rsid="00244ecc"/>
    </style:style>
    <style:style style:name="P22" style:family="paragraph" style:parent-style-name="Standard">
      <style:text-properties style:font-name="Roboto" officeooo:paragraph-rsid="0029eadf"/>
    </style:style>
    <style:style style:name="P23" style:family="paragraph" style:parent-style-name="Standard">
      <style:text-properties style:font-name="Roboto" fo:font-size="14pt" fo:font-weight="bold" officeooo:paragraph-rsid="00244ecc" style:font-name-asian="Montserrat1" style:font-size-asian="14pt" style:font-weight-asian="bold" style:font-name-complex="Montserrat1" style:font-size-complex="14pt"/>
    </style:style>
    <style:style style:name="P24" style:family="paragraph" style:parent-style-name="Heading_20_2" style:list-style-name="WWNum3">
      <style:paragraph-properties fo:margin-left="1.27cm" fo:margin-right="0cm" fo:text-indent="-0.635cm" style:auto-text-indent="false"/>
      <style:text-properties style:font-name="Roboto"/>
    </style:style>
    <style:style style:name="P25" style:family="paragraph" style:parent-style-name="Standard">
      <style:paragraph-properties fo:margin-left="1.27cm" fo:margin-right="0cm" fo:text-indent="-0.635cm" style:auto-text-indent="false"/>
      <style:text-properties style:font-name="Roboto"/>
    </style:style>
    <style:style style:name="P26" style:family="paragraph" style:parent-style-name="Text_20_body">
      <style:text-properties style:font-name="Roboto" fo:font-size="11pt" style:font-size-asian="11pt" style:font-size-complex="11pt"/>
    </style:style>
    <style:style style:name="P27" style:family="paragraph" style:parent-style-name="Heading_20_3">
      <style:paragraph-properties fo:margin-top="0cm" fo:margin-bottom="0.499cm" style:contextual-spacing="false"/>
      <style:text-properties style:font-name="Roboto"/>
    </style:style>
    <style:style style:name="P28" style:family="paragraph" style:parent-style-name="Text_20_body">
      <style:text-properties fo:font-variant="normal" fo:text-transform="none" fo:color="#131417" loext:opacity="100%" style:font-name="Roboto" fo:font-size="11pt" fo:letter-spacing="normal" fo:font-style="normal" fo:font-weight="normal" officeooo:paragraph-rsid="001a870c" style:font-size-asian="11pt" style:font-size-complex="11pt"/>
    </style:style>
    <style:style style:name="P29" style:family="paragraph" style:parent-style-name="Text_20_body" style:list-style-name="L1">
      <style:text-properties fo:font-variant="normal" fo:text-transform="none" fo:color="#131417" loext:opacity="100%" style:font-name="Roboto" fo:font-size="11pt" fo:letter-spacing="normal" fo:font-style="normal" fo:font-weight="normal" officeooo:paragraph-rsid="001a870c" style:font-size-asian="11pt" style:font-size-complex="11pt"/>
    </style:style>
    <style:style style:name="P30" style:family="paragraph" style:parent-style-name="Text_20_body">
      <style:text-properties style:font-name="Roboto" fo:font-size="11pt" officeooo:paragraph-rsid="001a870c" style:font-size-asian="11pt" style:font-size-complex="11pt"/>
    </style:style>
    <style:style style:name="P31" style:family="paragraph" style:parent-style-name="Text_20_body">
      <style:text-properties style:font-name="Roboto"/>
    </style:style>
    <style:style style:name="P32" style:family="paragraph" style:parent-style-name="Text_20_body" style:list-style-name="L2">
      <style:paragraph-properties fo:margin-top="0cm" fo:margin-bottom="0cm" style:contextual-spacing="false"/>
      <style:text-properties style:font-name="Roboto"/>
    </style:style>
    <style:style style:name="P33" style:family="paragraph" style:parent-style-name="Text_20_body" style:list-style-name="L2">
      <style:text-properties style:font-name="Roboto"/>
    </style:style>
    <style:style style:name="P34" style:family="paragraph" style:parent-style-name="Text_20_body">
      <style:text-properties officeooo:paragraph-rsid="001a870c"/>
    </style:style>
    <style:style style:name="P35" style:family="paragraph" style:parent-style-name="Text_20_body" style:list-style-name="L3">
      <style:text-properties style:font-name="Roboto" fo:font-size="11pt" officeooo:paragraph-rsid="001a870c" style:font-size-asian="11pt" style:font-size-complex="11pt"/>
    </style:style>
    <style:style style:name="P36" style:family="paragraph" style:parent-style-name="Text_20_body" style:list-style-name="L3"/>
    <style:style style:name="P37" style:family="paragraph" style:parent-style-name="Standard">
      <style:text-properties style:font-name="Roboto" fo:font-size="14pt" fo:font-weight="bold" style:font-name-asian="Montserrat1" style:font-size-asian="14pt" style:font-weight-asian="bold" style:font-name-complex="Montserrat1" style:font-size-complex="14pt"/>
    </style:style>
    <style:style style:name="P38" style:family="paragraph" style:parent-style-name="Heading_20_2" style:list-style-name="WWNum3">
      <style:text-properties style:font-name="Roboto" officeooo:paragraph-rsid="001af2ec"/>
    </style:style>
    <style:style style:name="P39" style:family="paragraph" style:parent-style-name="Standard" style:list-style-name="WWNum3">
      <style:text-properties style:font-name="Roboto" officeooo:paragraph-rsid="001af2ec"/>
    </style:style>
    <style:style style:name="P40" style:family="paragraph" style:parent-style-name="Heading_20_3" style:list-style-name="WWNum3">
      <style:text-properties style:font-name="Roboto"/>
    </style:style>
    <style:style style:name="P41" style:family="paragraph" style:parent-style-name="Standard">
      <style:text-properties fo:color="#000000" loext:opacity="100%" style:font-name="Roboto"/>
    </style:style>
    <style:style style:name="P42" style:family="paragraph" style:parent-style-name="Standard">
      <style:text-properties fo:color="#000000" loext:opacity="100%" style:font-name="Roboto" fo:font-size="11pt" officeooo:paragraph-rsid="001af2ec" style:font-size-asian="11pt" style:font-size-complex="11pt"/>
    </style:style>
    <style:style style:name="P43" style:family="paragraph" style:parent-style-name="Standard" style:list-style-name="L4">
      <style:text-properties fo:font-variant="normal" fo:text-transform="none" fo:color="#000000" loext:opacity="100%" style:font-name="Roboto" fo:font-size="11pt" fo:letter-spacing="normal" fo:font-style="normal" fo:font-weight="normal" officeooo:paragraph-rsid="001af2ec" style:font-size-asian="11pt" style:font-size-complex="11pt"/>
    </style:style>
    <style:style style:name="P44" style:family="paragraph" style:parent-style-name="Standard" style:list-style-name="L4">
      <style:text-properties fo:color="#000000" loext:opacity="100%" style:font-name="Roboto" fo:font-size="11pt" officeooo:paragraph-rsid="001af2ec" style:font-size-asian="11pt" style:font-size-complex="11pt"/>
    </style:style>
    <style:style style:name="P45" style:family="paragraph" style:parent-style-name="Standard">
      <style:paragraph-properties fo:text-align="start" style:justify-single-word="false"/>
      <style:text-properties fo:color="#000000" loext:opacity="100%" style:font-name="Roboto" fo:font-size="11pt" officeooo:paragraph-rsid="001af2ec" style:font-size-asian="11pt" style:font-size-complex="11pt"/>
    </style:style>
    <style:style style:name="P46" style:family="paragraph" style:parent-style-name="Text_20_body">
      <style:text-properties fo:color="#000000" loext:opacity="100%"/>
    </style:style>
    <style:style style:name="P47" style:family="paragraph" style:parent-style-name="Standard">
      <style:text-properties style:font-name="Roboto"/>
    </style:style>
    <style:style style:name="P48" style:family="paragraph" style:parent-style-name="Standard">
      <style:paragraph-properties fo:orphans="2" fo:widows="2"/>
      <style:text-properties fo:font-variant="normal" fo:text-transform="none" fo:color="#000000" loext:opacity="100%" style:font-name="Roboto" fo:font-size="11pt" fo:letter-spacing="normal" fo:font-style="normal" fo:font-weight="normal" officeooo:paragraph-rsid="001af2ec" style:font-size-asian="11pt" style:font-size-complex="11pt"/>
    </style:style>
    <style:style style:name="P49" style:family="paragraph" style:parent-style-name="Standard">
      <style:paragraph-properties fo:orphans="2" fo:widows="2"/>
      <style:text-properties officeooo:paragraph-rsid="001af2ec"/>
    </style:style>
    <style:style style:name="P50" style:family="paragraph" style:parent-style-name="Standard" style:list-style-name="L5">
      <style:paragraph-properties fo:orphans="2" fo:widows="2"/>
      <style:text-properties fo:font-variant="normal" fo:text-transform="none" fo:color="#000000" loext:opacity="100%" style:font-name="Roboto" fo:font-size="11pt" fo:letter-spacing="normal" fo:font-style="normal" fo:font-weight="normal" officeooo:paragraph-rsid="001af2ec" style:font-size-asian="11pt" style:font-size-complex="11pt"/>
    </style:style>
    <style:style style:name="P51" style:family="paragraph" style:parent-style-name="Standard" style:list-style-name="L5">
      <style:paragraph-properties fo:orphans="2" fo:widows="2"/>
      <style:text-properties fo:color="#000000" loext:opacity="100%" style:font-name="Roboto" fo:font-size="11pt" officeooo:paragraph-rsid="001af2ec" style:font-size-asian="11pt" style:font-size-complex="11pt"/>
    </style:style>
    <style:style style:name="P52" style:family="paragraph" style:parent-style-name="Standard">
      <style:paragraph-properties fo:orphans="2" fo:widows="2"/>
      <style:text-properties fo:color="#000000" loext:opacity="100%" style:font-name="Roboto" fo:font-size="11pt" officeooo:paragraph-rsid="001af2ec" style:font-size-asian="11pt" style:font-size-complex="11pt"/>
    </style:style>
    <style:style style:name="P53" style:family="paragraph" style:parent-style-name="Heading_20_3">
      <style:text-properties style:font-name="Roboto"/>
    </style:style>
    <style:style style:name="P54" style:family="paragraph" style:parent-style-name="Standard">
      <style:text-properties style:font-name="Roboto" officeooo:paragraph-rsid="001c7ec1"/>
    </style:style>
    <style:style style:name="P55" style:family="paragraph" style:parent-style-name="Standard" style:list-style-name="L6">
      <style:text-properties fo:font-variant="normal" fo:text-transform="none" fo:color="#000000" loext:opacity="100%" style:font-name="Roboto" fo:font-size="11pt" fo:letter-spacing="normal" fo:font-style="normal" fo:font-weight="normal" officeooo:paragraph-rsid="001c7ec1" style:font-size-asian="11pt" style:font-size-complex="11pt"/>
    </style:style>
    <style:style style:name="P56" style:family="paragraph" style:parent-style-name="Standard">
      <style:text-properties fo:color="#000000" loext:opacity="100%" style:font-name="Roboto" fo:font-size="11pt" officeooo:paragraph-rsid="001c7ec1" style:font-size-asian="11pt" style:font-size-complex="11pt"/>
    </style:style>
    <style:style style:name="P57" style:family="paragraph" style:parent-style-name="Text_20_body">
      <style:text-properties fo:color="#000000" loext:opacity="100%" style:font-name="Roboto"/>
    </style:style>
    <style:style style:name="P58" style:family="paragraph" style:parent-style-name="Standard">
      <style:paragraph-properties fo:margin-left="0cm" fo:margin-right="0cm" fo:line-height="100%" fo:orphans="0" fo:widows="0" fo:text-indent="0cm" style:auto-text-indent="false"/>
      <style:text-properties fo:color="#000000" loext:opacity="100%" style:font-name="Roboto" fo:font-size="14pt" fo:font-weight="bold" style:font-name-asian="Montserrat1" style:font-size-asian="14pt" style:font-weight-asian="bold" style:font-name-complex="Montserrat1" style:font-size-complex="14pt"/>
    </style:style>
    <style:style style:name="P59" style:family="paragraph" style:parent-style-name="Heading_20_2" style:list-style-name="WWNum3">
      <style:text-properties fo:color="#000000" loext:opacity="100%"/>
    </style:style>
    <style:style style:name="P60" style:family="paragraph" style:parent-style-name="Heading_20_3" style:list-style-name="WWNum3">
      <style:text-properties fo:color="#000000" loext:opacity="100%" style:font-name="Roboto" officeooo:paragraph-rsid="001c7ec1"/>
    </style:style>
    <style:style style:name="P61" style:family="paragraph" style:parent-style-name="Standard" style:list-style-name="WWNum3">
      <style:paragraph-properties fo:margin-left="1.27cm" fo:margin-right="0cm" fo:line-height="100%" fo:orphans="0" fo:widows="0" fo:text-indent="-0.635cm" style:auto-text-indent="false"/>
      <style:text-properties fo:color="#000000" loext:opacity="100%" style:font-name="Roboto"/>
    </style:style>
    <style:style style:name="P62" style:family="paragraph" style:parent-style-name="Standard">
      <style:text-properties fo:font-variant="normal" fo:text-transform="none" fo:color="#000000" loext:opacity="100%" style:font-name="Roboto" fo:font-size="11pt" fo:letter-spacing="normal" fo:font-style="normal" fo:font-weight="normal" officeooo:paragraph-rsid="001e2375" style:font-size-asian="11pt" style:font-size-complex="11pt"/>
    </style:style>
    <style:style style:name="P63" style:family="paragraph" style:parent-style-name="Standard" style:list-style-name="L7">
      <style:text-properties fo:font-variant="normal" fo:text-transform="none" fo:color="#000000" loext:opacity="100%" style:font-name="Roboto" fo:font-size="11pt" fo:letter-spacing="normal" fo:font-style="normal" fo:font-weight="normal" officeooo:paragraph-rsid="001e2375" style:font-size-asian="11pt" style:font-size-complex="11pt"/>
    </style:style>
    <style:style style:name="P64" style:family="paragraph" style:parent-style-name="Standard">
      <style:text-properties fo:color="#000000" loext:opacity="100%" style:font-name="Roboto" fo:font-size="11pt" officeooo:paragraph-rsid="001e2375" style:font-size-asian="11pt" style:font-size-complex="11pt"/>
    </style:style>
    <style:style style:name="P65" style:family="paragraph" style:parent-style-name="Heading_20_3">
      <style:text-properties fo:color="#000000" loext:opacity="100%" style:font-name="Roboto"/>
    </style:style>
    <style:style style:name="P66" style:family="paragraph" style:parent-style-name="Standard" style:list-style-name="L8">
      <style:text-properties fo:font-variant="normal" fo:text-transform="none" fo:color="#000000" loext:opacity="100%" style:font-name="Roboto" fo:font-size="11pt" fo:letter-spacing="normal" fo:font-style="normal" fo:font-weight="normal" officeooo:paragraph-rsid="001e2375" style:font-size-asian="11pt" style:font-size-complex="11pt"/>
    </style:style>
    <style:style style:name="P67" style:family="paragraph" style:parent-style-name="Standard" style:list-style-name="L8">
      <style:text-properties fo:color="#000000" loext:opacity="100%" style:font-name="Roboto" fo:font-size="11pt" officeooo:paragraph-rsid="001e2375" style:font-size-asian="11pt" style:font-size-complex="11pt"/>
    </style:style>
    <style:style style:name="P68" style:family="paragraph" style:parent-style-name="Heading_20_2" style:list-style-name="WWNum3">
      <style:paragraph-properties fo:margin-left="1.27cm" fo:margin-right="0cm" fo:line-height="100%" fo:orphans="0" fo:widows="0" fo:text-indent="-0.635cm" style:auto-text-indent="false"/>
      <style:text-properties fo:color="#000000" loext:opacity="100%" style:font-name="Roboto" officeooo:paragraph-rsid="0021534c"/>
    </style:style>
    <style:style style:name="P69" style:family="paragraph" style:parent-style-name="Heading_20_2">
      <style:paragraph-properties fo:margin-left="1.27cm" fo:margin-right="0cm" fo:line-height="100%" fo:text-align="justify" style:justify-single-word="false" fo:orphans="0" fo:widows="0" fo:text-indent="-0.635cm" style:auto-text-indent="false"/>
      <style:text-properties style:font-name="Roboto" officeooo:paragraph-rsid="0021534c"/>
    </style:style>
    <style:style style:name="P70" style:family="paragraph" style:parent-style-name="Standard">
      <style:paragraph-properties fo:margin-left="1.27cm" fo:margin-right="0cm" fo:line-height="100%" fo:text-align="justify" style:justify-single-word="false" fo:orphans="0" fo:widows="0" fo:text-indent="-0.635cm" style:auto-text-indent="false"/>
      <style:text-properties style:font-name="Roboto" officeooo:paragraph-rsid="0021534c"/>
    </style:style>
    <style:style style:name="P71" style:family="paragraph" style:parent-style-name="Text_20_body" style:list-style-name="L9">
      <style:paragraph-properties fo:margin-top="0cm" fo:margin-bottom="0cm" style:contextual-spacing="false"/>
    </style:style>
    <style:style style:name="P72" style:family="paragraph" style:parent-style-name="Text_20_body" style:list-style-name="L9">
      <style:paragraph-properties fo:margin-top="0cm" fo:margin-bottom="0cm" style:contextual-spacing="false"/>
      <style:text-properties fo:color="#000000" loext:opacity="100%" style:font-name="Roboto"/>
    </style:style>
    <style:style style:name="P73" style:family="paragraph" style:parent-style-name="Text_20_body">
      <style:paragraph-properties fo:margin-top="0cm" fo:margin-bottom="0cm" style:contextual-spacing="false"/>
      <style:text-properties fo:color="#000000" loext:opacity="100%" style:font-name="Roboto"/>
    </style:style>
    <style:style style:name="P74" style:family="paragraph" style:parent-style-name="Text_20_body" style:list-style-name="L10">
      <style:paragraph-properties fo:margin-top="0cm" fo:margin-bottom="0cm" style:contextual-spacing="false"/>
    </style:style>
    <style:style style:name="P75" style:family="paragraph" style:parent-style-name="Text_20_body">
      <style:paragraph-properties fo:margin-top="0cm" fo:margin-bottom="0cm" style:contextual-spacing="false"/>
    </style:style>
    <style:style style:name="P76" style:family="paragraph" style:parent-style-name="Text_20_body" style:list-style-name="L11">
      <style:text-properties fo:color="#000000" loext:opacity="100%" style:font-name="Roboto"/>
    </style:style>
    <style:style style:name="P77" style:family="paragraph" style:parent-style-name="Text_20_body" style:list-style-name="L12">
      <style:paragraph-properties fo:margin-top="0cm" fo:margin-bottom="0cm" style:contextual-spacing="false"/>
      <style:text-properties fo:color="#000000" loext:opacity="100%" style:font-name="Roboto"/>
    </style:style>
    <style:style style:name="P78" style:family="paragraph" style:parent-style-name="Text_20_body" style:list-style-name="L12">
      <style:paragraph-properties fo:margin-top="0cm" fo:margin-bottom="0cm" style:contextual-spacing="false"/>
    </style:style>
    <style:style style:name="P79" style:family="paragraph" style:parent-style-name="Text_20_body" style:list-style-name="L12">
      <style:text-properties fo:color="#000000" loext:opacity="100%" style:font-name="Roboto"/>
    </style:style>
    <style:style style:name="P80" style:family="paragraph" style:parent-style-name="Text_20_body" style:list-style-name="L13">
      <style:paragraph-properties fo:margin-top="0cm" fo:margin-bottom="0cm" style:contextual-spacing="false"/>
      <style:text-properties fo:color="#000000" loext:opacity="100%" style:font-name="Roboto"/>
    </style:style>
    <style:style style:name="P81" style:family="paragraph" style:parent-style-name="Text_20_body" style:list-style-name="L14">
      <style:paragraph-properties fo:margin-top="0cm" fo:margin-bottom="0cm" style:contextual-spacing="false"/>
      <style:text-properties fo:color="#000000" loext:opacity="100%" style:font-name="Roboto"/>
    </style:style>
    <style:style style:name="P82" style:family="paragraph" style:parent-style-name="Text_20_body" style:list-style-name="L15">
      <style:paragraph-properties fo:margin-top="0cm" fo:margin-bottom="0cm" style:contextual-spacing="false"/>
      <style:text-properties fo:color="#000000" loext:opacity="100%" style:font-name="Roboto"/>
    </style:style>
    <style:style style:name="P83" style:family="paragraph" style:parent-style-name="Text_20_body" style:list-style-name="L15">
      <style:text-properties fo:color="#000000" loext:opacity="100%" style:font-name="Roboto"/>
    </style:style>
    <style:style style:name="P84" style:family="paragraph" style:parent-style-name="Text_20_body" style:list-style-name="L14">
      <style:text-properties fo:color="#000000" loext:opacity="100%" style:font-name="Roboto"/>
    </style:style>
    <style:style style:name="P85" style:family="paragraph" style:parent-style-name="Text_20_body" style:list-style-name="L16">
      <style:paragraph-properties fo:margin-top="0cm" fo:margin-bottom="0cm" style:contextual-spacing="false"/>
    </style:style>
    <style:style style:name="P86" style:family="paragraph" style:parent-style-name="Text_20_body" style:list-style-name="L16"/>
    <style:style style:name="P87" style:family="paragraph" style:parent-style-name="Standard" style:list-style-name="WWNum3"/>
    <style:style style:name="P88" style:family="paragraph" style:parent-style-name="Text_20_body" style:list-style-name="L17">
      <style:paragraph-properties fo:margin-top="0cm" fo:margin-bottom="0cm" style:contextual-spacing="false"/>
      <style:text-properties fo:color="#000000" loext:opacity="100%" style:font-name="Roboto"/>
    </style:style>
    <style:style style:name="P89" style:family="paragraph" style:parent-style-name="Text_20_body" style:list-style-name="L17">
      <style:text-properties fo:color="#000000" loext:opacity="100%" style:font-name="Roboto"/>
    </style:style>
    <style:style style:name="P90" style:family="paragraph" style:parent-style-name="Text_20_body" style:list-style-name="L18">
      <style:paragraph-properties fo:margin-top="0cm" fo:margin-bottom="0cm" style:contextual-spacing="false"/>
    </style:style>
    <style:style style:name="P91" style:family="paragraph" style:parent-style-name="Text_20_body" style:list-style-name="L18"/>
    <style:style style:name="P92" style:family="paragraph" style:parent-style-name="Text_20_body">
      <style:paragraph-properties fo:margin-top="0cm" fo:margin-bottom="0cm" style:contextual-spacing="false"/>
      <style:text-properties officeooo:paragraph-rsid="0021534c"/>
    </style:style>
    <style:style style:name="P93" style:family="paragraph" style:parent-style-name="Text_20_body" style:list-style-name="L19">
      <style:paragraph-properties fo:margin-top="0cm" fo:margin-bottom="0cm" style:contextual-spacing="false"/>
      <style:text-properties officeooo:paragraph-rsid="0021534c"/>
    </style:style>
    <style:style style:name="P94" style:family="paragraph" style:parent-style-name="Text_20_body" style:list-style-name="L19">
      <style:paragraph-properties fo:margin-top="0cm" fo:margin-bottom="0cm" style:contextual-spacing="false"/>
      <style:text-properties fo:color="#000000" loext:opacity="100%" style:font-name="Roboto"/>
    </style:style>
    <style:style style:name="P95" style:family="paragraph" style:parent-style-name="Text_20_body" style:list-style-name="L19">
      <style:text-properties fo:color="#000000" loext:opacity="100%" style:font-name="Roboto"/>
    </style:style>
    <style:style style:name="P96" style:family="paragraph" style:parent-style-name="Heading_20_2" style:list-style-name="WWNum3">
      <style:paragraph-properties fo:margin-left="1.27cm" fo:margin-right="0cm" fo:line-height="100%" fo:orphans="0" fo:widows="0" fo:text-indent="-0.635cm" style:auto-text-indent="false"/>
      <style:text-properties officeooo:paragraph-rsid="0027a744"/>
    </style:style>
    <style:style style:name="P97" style:family="paragraph" style:parent-style-name="Text_20_body" style:list-style-name="L20">
      <style:paragraph-properties fo:margin-top="0cm" fo:margin-bottom="0cm" style:contextual-spacing="false"/>
    </style:style>
    <style:style style:name="P98" style:family="paragraph" style:parent-style-name="Text_20_body" style:list-style-name="L20"/>
    <style:style style:name="P99" style:family="paragraph" style:parent-style-name="Text_20_body" style:list-style-name="L21">
      <style:paragraph-properties fo:margin-top="0cm" fo:margin-bottom="0cm" style:contextual-spacing="false"/>
    </style:style>
    <style:style style:name="P100" style:family="paragraph" style:parent-style-name="Text_20_body" style:list-style-name="L21"/>
    <style:style style:name="P101" style:family="paragraph" style:parent-style-name="Text_20_body" style:list-style-name="L22">
      <style:paragraph-properties fo:margin-top="0cm" fo:margin-bottom="0cm" style:contextual-spacing="false"/>
    </style:style>
    <style:style style:name="P102" style:family="paragraph" style:parent-style-name="Text_20_body" style:list-style-name="L22"/>
    <style:style style:name="P103" style:family="paragraph" style:parent-style-name="Text_20_body" style:list-style-name="L23">
      <style:paragraph-properties fo:margin-top="0cm" fo:margin-bottom="0cm" style:contextual-spacing="false"/>
    </style:style>
    <style:style style:name="P104" style:family="paragraph" style:parent-style-name="Text_20_body" style:list-style-name="L23"/>
    <style:style style:name="P105" style:family="paragraph" style:parent-style-name="Text_20_body" style:list-style-name="L24">
      <style:paragraph-properties fo:margin-top="0cm" fo:margin-bottom="0cm" style:contextual-spacing="false"/>
    </style:style>
    <style:style style:name="P106" style:family="paragraph" style:parent-style-name="Text_20_body" style:list-style-name="L24"/>
    <style:style style:name="P107" style:family="paragraph" style:parent-style-name="Text_20_body" style:list-style-name="L25">
      <style:paragraph-properties fo:margin-top="0cm" fo:margin-bottom="0cm" style:contextual-spacing="false"/>
    </style:style>
    <style:style style:name="P108" style:family="paragraph" style:parent-style-name="Text_20_body" style:list-style-name="L25"/>
    <style:style style:name="T1" style:family="text">
      <style:text-properties fo:font-variant="normal" fo:text-transform="none" fo:color="#271a38" loext:opacity="100%" fo:font-size="12pt" fo:letter-spacing="normal" fo:font-style="normal" fo:font-weight="normal" officeooo:rsid="0016b702" style:font-name-asian="Montserrat1" style:font-size-asian="14pt" style:font-name-complex="Montserrat1" style:font-size-complex="14pt"/>
    </style:style>
    <style:style style:name="T2" style:family="text">
      <style:text-properties fo:font-variant="normal" fo:text-transform="none" fo:color="#271a38" loext:opacity="100%" fo:font-size="12pt" fo:letter-spacing="normal" fo:font-style="normal" fo:font-weight="normal" officeooo:rsid="0016b702" style:font-size-asian="14pt" style:font-size-complex="14pt"/>
    </style:style>
    <style:style style:name="T3" style:family="text">
      <style:text-properties fo:font-variant="normal" fo:text-transform="none" fo:color="#271a38" loext:opacity="100%" fo:font-size="12pt" fo:letter-spacing="normal" fo:font-style="normal" fo:font-weight="normal" style:font-name-asian="Montserrat1" style:font-size-asian="14pt" style:font-name-complex="Montserrat1" style:font-size-complex="14pt"/>
    </style:style>
    <style:style style:name="T4" style:family="text">
      <style:text-properties officeooo:rsid="0029eadf"/>
    </style:style>
    <style:style style:name="T5" style:family="text">
      <style:text-properties officeooo:rsid="00244ecc"/>
    </style:style>
    <style:style style:name="T6" style:family="text">
      <style:text-properties fo:font-variant="normal" fo:text-transform="none" fo:color="#131417" loext:opacity="100%" fo:letter-spacing="normal" fo:font-style="normal" fo:font-weight="normal"/>
    </style:style>
    <style:style style:name="T7" style:family="text">
      <style:text-properties style:font-name="Roboto"/>
    </style:style>
    <style:style style:name="T8" style:family="text">
      <style:text-properties fo:font-variant="normal" fo:text-transform="none" fo:color="#131417" loext:opacity="100%" fo:font-size="11pt" fo:letter-spacing="normal" fo:font-style="normal" fo:font-weight="normal" style:font-size-asian="11pt" style:font-size-complex="11pt"/>
    </style:style>
    <style:style style:name="T9" style:family="text">
      <style:text-properties style:font-name="Roboto" officeooo:rsid="002a64fd"/>
    </style:style>
    <style:style style:name="T10" style:family="text">
      <style:text-properties style:font-name="Roboto" fo:font-size="11pt" fo:font-weight="normal" style:font-size-asian="11pt" style:font-weight-asian="normal" style:font-size-complex="11pt" style:font-weight-complex="normal"/>
    </style:style>
    <style:style style:name="T11" style:family="text">
      <style:text-properties style:font-name="Roboto" fo:font-size="11pt" style:font-size-asian="11pt" style:font-size-complex="11pt"/>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style:style>
    <style:style style:name="T14" style:family="text">
      <style:text-properties fo:font-variant="normal" fo:text-transform="none" fo:color="#000000" loext:opacity="100%" style:font-name="Roboto" fo:font-size="11pt" fo:letter-spacing="normal" fo:font-style="normal" fo:font-weight="normal" style:font-size-asian="11pt" style:font-size-complex="11pt"/>
    </style:style>
    <style:style style:name="T15" style:family="text">
      <style:text-properties fo:font-variant="normal" fo:text-transform="none" fo:color="#000000" loext:opacity="100%" fo:font-size="11pt" fo:letter-spacing="normal" fo:font-style="normal" fo:font-weight="normal" style:font-size-asian="11pt" style:font-size-complex="11pt"/>
    </style:style>
    <style:style style:name="T16" style:family="text">
      <style:text-properties fo:font-variant="normal" fo:text-transform="none" fo:color="#000000" loext:opacity="100%" fo:font-size="11pt" fo:letter-spacing="normal" fo:font-style="normal" fo:font-weight="normal" officeooo:rsid="001c7ec1" style:font-size-asian="11pt" style:font-size-complex="11pt"/>
    </style:style>
    <style:style style:name="T17" style:family="text">
      <style:text-properties fo:color="#000000" loext:opacity="100%" fo:font-size="12pt" fo:font-weight="normal" style:font-name-asian="Montserrat1" style:font-size-asian="12pt" style:font-weight-asian="normal" style:font-name-complex="Montserrat1" style:font-size-complex="12pt" style:font-weight-complex="normal"/>
    </style:style>
    <style:style style:name="T18" style:family="text">
      <style:text-properties fo:color="#000000" loext:opacity="100%" style:font-name="Roboto"/>
    </style:style>
    <style:style style:name="T19" style:family="text">
      <style:text-properties style:font-name="Roboto" fo:font-size="12pt" style:font-name-asian="Montserrat1" style:font-size-asian="12pt" style:font-name-complex="Montserrat1" style:font-size-complex="12pt"/>
    </style:style>
    <style:style style:name="T20" style:family="text">
      <style:text-properties style:font-name="Roboto" fo:font-size="14pt" fo:font-weight="bold" style:font-size-asian="14pt" style:font-weight-asian="bold" style:font-size-complex="14pt"/>
    </style:style>
    <style:style style:name="T21" style:family="text">
      <style:text-properties style:font-name="Roboto" fo:font-size="12pt" style:font-size-asian="12pt" style:font-size-complex="12pt"/>
    </style:style>
    <style:style style:name="T22" style:family="text">
      <style:text-properties fo:color="#000000" loext:opacity="100%" style:font-name="Roboto" officeooo:rsid="0021534c"/>
    </style:style>
    <style:style style:name="T23" style:family="text">
      <style:text-properties fo:color="#000000" loext:opacity="100%" style:font-name="Roboto" fo:font-weight="normal" style:font-weight-asian="normal" style:font-weight-complex="normal"/>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plk5899mvlqq"/></text:p>
      <text:p text:style-name="P2"><text:bookmark text:name="_1jgtpi0w9ri"/>SPÉCIFICATIONS TECHNIQUES</text:p>
      <text:p text:style-name="P3"><text:span text:style-name="T1">Le </text:span><text:span text:style-name="T2">Menu Maker </text:span><text:span text:style-name="T1">- </text:span><text:span text:style-name="T3">Qwenta</text:span></text:p>
      <text:p text:style-name="P4"/>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Version</text:p>
          </table:table-cell>
          <table:table-cell table:style-name="Table1.A1" office:value-type="string">
            <text:p text:style-name="P6">Auteur</text:p>
          </table:table-cell>
          <table:table-cell table:style-name="Table1.A1" office:value-type="string">
            <text:p text:style-name="P6">Date</text:p>
          </table:table-cell>
          <table:table-cell table:style-name="Table1.A1" office:value-type="string">
            <text:p text:style-name="P6">Approbation </text:p>
          </table:table-cell>
        </table:table-row>
        <table:table-row table:style-name="Table1.1">
          <table:table-cell table:style-name="Table1.A2" office:value-type="string">
            <text:p text:style-name="P7">1.0</text:p>
          </table:table-cell>
          <table:table-cell table:style-name="Table1.B2" office:value-type="string">
            <text:p text:style-name="P8">Vincent - Webgencia</text:p>
          </table:table-cell>
          <table:table-cell table:style-name="Table1.C2" office:value-type="string">
            <text:p text:style-name="P8">2<text:span text:style-name="T4">5</text:span>/03/2025</text:p>
          </table:table-cell>
          <table:table-cell table:style-name="Table1.D2" office:value-type="string">
            <text:p text:style-name="P7">Soufiane - Webgencia </text:p>
          </table:table-cell>
        </table:table-row>
      </table:table>
      <text:p text:style-name="P9"/>
      <text:p text:style-name="P10"/>
      <text:p text:style-name="P1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_RefHeading___Toc735_1871562159" text:style-name="Index_20_Link" text:visited-style-name="Index_20_Link">I. Présentation du projet<text:tab/>4</text:a></text:p>
          <text:p text:style-name="P12"><text:a xlink:type="simple" xlink:href="#__RefHeading___Toc733_1871562159" text:style-name="Index_20_Link" text:visited-style-name="Index_20_Link">II. Choix technologiques<text:tab/>4</text:a></text:p>
          <text:p text:style-name="P12"><text:a xlink:type="simple" xlink:href="#__RefHeading___Toc745_1871562159" text:style-name="Index_20_Link" text:visited-style-name="Index_20_Link">III. Liens avec le back-end<text:tab/>6</text:a></text:p>
          <text:p text:style-name="P13"><text:a xlink:type="simple" xlink:href="#__RefHeading___Toc364_3988396938" text:style-name="Index_20_Link" text:visited-style-name="Index_20_Link">1. API : REST ou GraphQL ?<text:tab/>6</text:a></text:p>
          <text:p text:style-name="P13"><text:a xlink:type="simple" xlink:href="#__RefHeading___Toc368_3988396938" text:style-name="Index_20_Link" text:visited-style-name="Index_20_Link">2. Système d’authentification<text:tab/>7</text:a></text:p>
          <text:p text:style-name="P13"><text:a xlink:type="simple" xlink:href="#__RefHeading___Toc366_3988396938" text:style-name="Index_20_Link" text:visited-style-name="Index_20_Link">3. Base de données : SQL ou NoSQL ?<text:tab/>7</text:a></text:p>
          <text:p text:style-name="P12"><text:a xlink:type="simple" xlink:href="#__RefHeading___Toc417_3988396938" text:style-name="Index_20_Link" text:visited-style-name="Index_20_Link">IV. Préconisations concernant le domaine et l’hébergement<text:tab/>8</text:a></text:p>
          <text:p text:style-name="P13"><text:a xlink:type="simple" xlink:href="#__RefHeading___Toc421_3988396938" text:style-name="Index_20_Link" text:visited-style-name="Index_20_Link">1. Nom du domaine<text:tab/>8</text:a></text:p>
          <text:p text:style-name="P13"><text:a xlink:type="simple" xlink:href="#__RefHeading___Toc425_3988396938" text:style-name="Index_20_Link" text:visited-style-name="Index_20_Link">2. Nom de l’hébergement<text:tab/>8</text:a></text:p>
          <text:p text:style-name="P13"><text:a xlink:type="simple" xlink:href="#__RefHeading___Toc423_3988396938" text:style-name="Index_20_Link" text:visited-style-name="Index_20_Link">3. Adresses e-mail<text:tab/>9</text:a></text:p>
          <text:p text:style-name="P12"><text:a xlink:type="simple" xlink:href="#__RefHeading___Toc670_382791141" text:style-name="Index_20_Link" text:visited-style-name="Index_20_Link">V. Accessibilité<text:tab/>9</text:a></text:p>
          <text:p text:style-name="P13"><text:a xlink:type="simple" xlink:href="#__RefHeading___Toc682_382791141" text:style-name="Index_20_Link" text:visited-style-name="Index_20_Link"><text:s/>1. Compatibilité des navigateurs<text:tab/>9</text:a></text:p>
          <text:p text:style-name="P13"><text:a xlink:type="simple" xlink:href="#__RefHeading___Toc680_382791141" text:style-name="Index_20_Link" text:visited-style-name="Index_20_Link">2. Types d’appareils<text:tab/>10</text:a></text:p>
          <text:p text:style-name="P12"><text:a xlink:type="simple" xlink:href="#__RefHeading___Toc668_382791141" text:style-name="Index_20_Link" text:visited-style-name="Index_20_Link">VI. Recommandations en termes de sécurité<text:tab/>10</text:a></text:p>
          <text:p text:style-name="P13"><text:a xlink:type="simple" xlink:href="#__RefHeading___Toc678_382791141" text:style-name="Index_20_Link" text:visited-style-name="Index_20_Link">1. Sécurisation des comptes utilisateurs<text:tab/>10</text:a></text:p>
          <text:p text:style-name="P13"><text:a xlink:type="simple" xlink:href="#__RefHeading___Toc676_382791141" text:style-name="Index_20_Link" text:visited-style-name="Index_20_Link">2. Sécurisation des données et communications<text:tab/>11</text:a></text:p>
          <text:p text:style-name="P13"><text:a xlink:type="simple" xlink:href="#__RefHeading___Toc674_382791141" text:style-name="Index_20_Link" text:visited-style-name="Index_20_Link">3. Gestion des plugins et dépendances<text:tab/>12</text:a></text:p>
          <text:p text:style-name="P13"><text:a xlink:type="simple" xlink:href="#__RefHeading___Toc672_382791141" text:style-name="Index_20_Link" text:visited-style-name="Index_20_Link">4. Protection contre les attaques courantes<text:tab/>12</text:a></text:p>
          <text:p text:style-name="P13"><text:a xlink:type="simple" xlink:href="#__RefHeading___Toc850_382791141" text:style-name="Index_20_Link" text:visited-style-name="Index_20_Link">1. Contrat de maintenance : périmètre et niveaux d’intervention<text:tab/>13</text:a></text:p>
          <text:p text:style-name="P13"><text:a xlink:type="simple" xlink:href="#__RefHeading___Toc848_382791141" text:style-name="Index_20_Link" text:visited-style-name="Index_20_Link">2. Fréquence des mises à jour<text:tab/>13</text:a></text:p>
          <text:p text:style-name="P13"><text:a xlink:type="simple" xlink:href="#__RefHeading___Toc846_382791141" text:style-name="Index_20_Link" text:visited-style-name="Index_20_Link">3. Support et assistance<text:tab/>14</text:a></text:p>
          <text:p text:style-name="P13"><text:a xlink:type="simple" xlink:href="#__RefHeading___Toc844_382791141" text:style-name="Index_20_Link" text:visited-style-name="Index_20_Link">4. Suivi et analyse des performances<text:tab/>14</text:a></text:p>
          <text:p text:style-name="P12"><text:a xlink:type="simple" xlink:href="#__RefHeading___Toc737_1871562159%20Copie%202" text:style-name="Index_20_Link" text:visited-style-name="Index_20_Link">VIII. Tests et validation<text:tab/>14</text:a></text:p>
          <text:p text:style-name="P13"><text:a xlink:type="simple" xlink:href="#__RefHeading___Toc1585_3143341798" text:style-name="Index_20_Link" text:visited-style-name="Index_20_Link">1. Tests unitaires<text:tab/>14</text:a></text:p>
          <text:p text:style-name="P13"><text:a xlink:type="simple" xlink:href="#__RefHeading___Toc1587_3143341798" text:style-name="Index_20_Link" text:visited-style-name="Index_20_Link">2. Tests fonctionnels<text:tab/>15</text:a></text:p>
          <text:p text:style-name="P13"><text:a xlink:type="simple" xlink:href="#__RefHeading___Toc1589_3143341798" text:style-name="Index_20_Link" text:visited-style-name="Index_20_Link">3. Tests d’interface utilisateur (UI)<text:tab/>15</text:a></text:p>
          <text:p text:style-name="P13"><text:a xlink:type="simple" xlink:href="#__RefHeading___Toc1591_3143341798" text:style-name="Index_20_Link" text:visited-style-name="Index_20_Link">4. Tests de compatibilité<text:tab/>15</text:a></text:p>
          <text:p text:style-name="P13"><text:a xlink:type="simple" xlink:href="#__RefHeading___Toc1595_3143341798" text:style-name="Index_20_Link" text:visited-style-name="Index_20_Link">5. Tests de performance<text:tab/>16</text:a></text:p>
          <text:p text:style-name="P13"><text:a xlink:type="simple" xlink:href="#__RefHeading___Toc1593_3143341798" text:style-name="Index_20_Link" text:visited-style-name="Index_20_Link">6. Tests de sécurité<text:tab/>16</text:a></text:p>
        </text:index-body>
      </text:table-of-content>
      <text:p text:style-name="P14"><text:soft-page-break/></text:p>
      <text:list text:style-name="WWNum3">
        <text:list-item>
          <text:p text:style-name="P15"><text:bookmark-start text:name="__RefHeading___Toc735_1871562159"/>Présentation du projet<text:bookmark-end text:name="__RefHeading___Toc735_1871562159"/></text:p>
          <text:p text:style-name="P16"/>
        </text:list-item>
      </text:list>
      <text:p text:style-name="P17">Qwenta est une entreprise qui fabrique des supports d’impression destinés à des professionnels du secteur de la restauration, l’immobilier, le bâtiment, etc. Son objectif est de se diversifier et de proposer aux restaurateurs un outil en ligne qui leur permettrait de configurer eux-mêmes leurs menus : Menu Maker. </text:p>
      <text:p text:style-name="P17"/>
      <text:p text:style-name="P17">Cet outil permettra aux restaurateurs de créer, de personnaliser et de diffuser leurs menus de manière autonome. À partir d’une interface, ils pourront ajouter leur propre carte, personnaliser la mise en page la plus adaptée à leur établissement, exporter leur menu sous forme de fichier PDF, le partager sur Deliveroo et Instagram, et même l’imprimer. </text:p>
      <text:p text:style-name="P17"/>
      <text:p text:style-name="P17">Pour réaliser ce projet, Qwenta a donc sollicité Webgencia pour la rédaction des spécifications techniques et l’organisation de la gestion du développement. Ce document traite donc des choix techniques, des interactions avec le back-end, des recommandations en matière d’hébergement, d’accessibilité et de sécurité, et des éléments de maintenance du site.</text:p>
      <text:p text:style-name="P17"/>
      <text:list xml:id="list91628274298128" text:continue-numbering="true" text:style-name="WWNum3">
        <text:list-item>
          <text:p text:style-name="P18"><text:bookmark-start text:name="__RefHeading___Toc733_1871562159"/><text:span text:style-name="T5">C</text:span>hoix technologiques<text:bookmark-end text:name="__RefHeading___Toc733_1871562159"/></text:p>
        </text:list-item>
      </text:list>
      <text:p text:style-name="P6"/>
      <text:list text:style-name="WWNum4">
        <text:list-item>
          <text:p text:style-name="P19">État des lieux des besoins fonctionnels et de leurs solutions techniques :</text:p>
          <text:p text:style-name="P19"/>
        </text:list-item>
      </text:list>
      <table:table table:name="Tableau1" table:style-name="Tableau1">
        <table:table-column table:style-name="Tableau1.A"/>
        <table:table-column table:style-name="Tableau1.B"/>
        <table:table-column table:style-name="Tableau1.A"/>
        <table:table-column table:style-name="Tableau1.D"/>
        <table:table-column table:style-name="Tableau1.E"/>
        <table:table-row table:style-name="Tableau1.1">
          <table:table-cell table:style-name="Tableau1.A1" office:value-type="string">
            <text:p text:style-name="P20">Besoin</text:p>
          </table:table-cell>
          <table:table-cell table:style-name="Tableau1.A1" office:value-type="string">
            <text:p text:style-name="P20">Contraintes</text:p>
          </table:table-cell>
          <table:table-cell table:style-name="Tableau1.A1" office:value-type="string">
            <text:p text:style-name="P20">Solution</text:p>
          </table:table-cell>
          <table:table-cell table:style-name="Tableau1.A1" office:value-type="string">
            <text:p text:style-name="P20">Description de la solution</text:p>
          </table:table-cell>
          <table:table-cell table:style-name="Tableau1.A1" office:value-type="string">
            <text:p text:style-name="P20">Justification</text:p>
          </table:table-cell>
        </table:table-row>
        <table:table-row table:style-name="Tableau1.1">
          <table:table-cell table:style-name="Tableau1.A1" office:value-type="string">
            <text:p text:style-name="P21">Création d'une catégorie de menu</text:p>
          </table:table-cell>
          <table:table-cell table:style-name="Tableau1.A1" office:value-type="string">
            <text:p text:style-name="P21">L'ajout d'une catégorie doit pouvoir se faire directement sur l'écran de création de menu depuis une modale.</text:p>
          </table:table-cell>
          <table:table-cell table:style-name="Tableau1.A1" office:value-type="string">
            <text:p text:style-name="P21"><text:span text:style-name="T5">R</text:span>eact-<text:span text:style-name="T5">M</text:span>odal</text:p>
          </table:table-cell>
          <table:table-cell table:style-name="Tableau1.A1" office:value-type="string">
            <text:p text:style-name="P21">Cette librairie React permet de créer simplement des modales performantes et accessibles.</text:p>
          </table:table-cell>
          <table:table-cell table:style-name="Tableau1.A1" office:value-type="string">
            <text:p text:style-name="P21">1) Nous avons choisi de développer en React, la librairie est cohérente avec ce choix.</text:p>
            <text:p text:style-name="P21">2) Il s'agit de la librairie la plus utilisée.</text:p>
          </table:table-cell>
        </table:table-row>
        <table:table-row table:style-name="Tableau1.1">
          <table:table-cell table:style-name="Tableau1.A1" office:value-type="string">
            <text:p text:style-name="P21">Ajouter des plats au menu</text:p>
          </table:table-cell>
          <table:table-cell table:style-name="Tableau1.A1" office:value-type="string">
            <text:p text:style-name="P21">L’ajout de plats dans une catégorie doit être fluide, avec un formulaire facile à <text:soft-page-break/>utiliser.</text:p>
          </table:table-cell>
          <table:table-cell table:style-name="Tableau1.A1" office:value-type="string">
            <text:p text:style-name="P21"><text:span text:style-name="T5">R</text:span>eact-<text:span text:style-name="T5">H</text:span>ook-<text:span text:style-name="T5">F</text:span>orm</text:p>
          </table:table-cell>
          <table:table-cell table:style-name="Tableau1.A1" office:value-type="string">
            <text:p text:style-name="P21">Permet de gérer les formulaires de manière simple et efficace en <text:soft-page-break/>utilisant les hooks de React.</text:p>
          </table:table-cell>
          <table:table-cell table:style-name="Tableau1.A1" office:value-type="string">
            <text:p text:style-name="P22">1) La gestion des états des champs est optimisée pour des formulaires complexes.</text:p>
            <text:p text:style-name="P22"><text:soft-page-break/>2) Ce système permet une validation en temps réel, ce qui améliore l’expérience utilisateur.</text:p>
          </table:table-cell>
        </table:table-row>
        <table:table-row table:style-name="Tableau1.1">
          <table:table-cell table:style-name="Tableau1.A1" office:value-type="string">
            <text:p text:style-name="P21">Gestion des utilisateurs</text:p>
          </table:table-cell>
          <table:table-cell table:style-name="Tableau1.A1" office:value-type="string">
            <text:p text:style-name="P21">L’authentification doit être sécurisée et permettre une gestion fine des rôles.</text:p>
          </table:table-cell>
          <table:table-cell table:style-name="Tableau1.A1" office:value-type="string">
            <text:p text:style-name="P21">JWT</text:p>
          </table:table-cell>
          <table:table-cell table:style-name="Tableau1.A1" office:value-type="string">
            <text:p text:style-name="P21">Utilisation de JSON Web Tokens pour sécuriser l’authentification des utilisateurs.</text:p>
          </table:table-cell>
          <table:table-cell table:style-name="Tableau1.A1" office:value-type="string">
            <text:p text:style-name="P21">1) Permet une gestion d’authentification sans stockage de session, ce qui réduit la charge serveur.</text:p>
            <text:p text:style-name="P21">2) Compatible avec une architecture distribuée et facile à intégrer.</text:p>
          </table:table-cell>
        </table:table-row>
        <table:table-row table:style-name="Tableau1.1">
          <table:table-cell table:style-name="Tableau1.A1" office:value-type="string">
            <text:p text:style-name="P21">Création et gestion des menus</text:p>
          </table:table-cell>
          <table:table-cell table:style-name="Tableau1.A1" office:value-type="string">
            <text:p text:style-name="P21">Le restaurateur doit pouvoir créer des menus rapidement tout en ayant la possibilité de les personnaliser.</text:p>
          </table:table-cell>
          <table:table-cell table:style-name="Tableau1.A1" office:value-type="string">
            <text:p text:style-name="P21">API REST</text:p>
          </table:table-cell>
          <table:table-cell table:style-name="Tableau1.A1" office:value-type="string">
            <text:p text:style-name="P21">API REST pour gérer les requêtes de création, modification et suppression de menus.</text:p>
          </table:table-cell>
          <table:table-cell table:style-name="Tableau1.A1" office:value-type="string">
            <text:p text:style-name="P21">1) Le modèle CRUD est plus simple et adapté pour ce type d’application.</text:p>
            <text:p text:style-name="P21">2) REST est performant pour la gestion de contenu relativement simple comme des menus.</text:p>
          </table:table-cell>
        </table:table-row>
        <table:table-row table:style-name="Tableau1.1">
          <table:table-cell table:style-name="Tableau1.A1" office:value-type="string">
            <text:p text:style-name="P21">Partage de menus sur des plateformes externes</text:p>
          </table:table-cell>
          <table:table-cell table:style-name="Tableau1.A1" office:value-type="string">
            <text:p text:style-name="P21">L’exportation du menu vers des plateformes externes doit être simple et rapide.</text:p>
          </table:table-cell>
          <table:table-cell table:style-name="Tableau1.A1" office:value-type="string">
            <text:p text:style-name="P21">API tiers (Deliveroo, Instagram)</text:p>
          </table:table-cell>
          <table:table-cell table:style-name="Tableau1.A1" office:value-type="string">
            <text:p text:style-name="P21">Intégration avec les APIs externes pour permettre un partage facile des menus.</text:p>
          </table:table-cell>
          <table:table-cell table:style-name="Tableau1.A1" office:value-type="string">
            <text:p text:style-name="P21">1) Permet d’atteindre un large public via des plateformes populaires.</text:p>
            <text:p text:style-name="P21">2) L'intégration avec les APIs est facile et offre une automatisation des partages.</text:p>
          </table:table-cell>
        </table:table-row>
        <table:table-row table:style-name="Tableau1.1">
          <table:table-cell table:style-name="Tableau1.A1" office:value-type="string">
            <text:p text:style-name="P21">Export des menus en PDF</text:p>
          </table:table-cell>
          <table:table-cell table:style-name="Tableau1.A1" office:value-type="string">
            <text:p text:style-name="P21">Le restaurateur doit pouvoir télécharger une version imprimable et compatible avec différents formats.</text:p>
          </table:table-cell>
          <table:table-cell table:style-name="Tableau1.A1" office:value-type="string">
            <text:p text:style-name="P21"><text:span text:style-name="T5">J</text:span>sPDF</text:p>
          </table:table-cell>
          <table:table-cell table:style-name="Tableau1.A1" office:value-type="string">
            <text:p text:style-name="P21">Bibliothèque JavaScript permettant de générer des fichiers PDF directement depuis le site.</text:p>
          </table:table-cell>
          <table:table-cell table:style-name="Tableau1.A1" office:value-type="string">
            <text:p text:style-name="P21">1) Permet une génération rapide et personnalisée des menus en PDF.</text:p>
            <text:p text:style-name="P21">2) Compatible avec tous les navigateurs modernes.</text:p>
          </table:table-cell>
        </table:table-row>
        <table:table-row table:style-name="Tableau1.1">
          <table:table-cell table:style-name="Tableau1.A1" office:value-type="string">
            <text:p text:style-name="P21">Sécurisation des données utilisateurs</text:p>
          </table:table-cell>
          <table:table-cell table:style-name="Tableau1.A1" office:value-type="string">
            <text:p text:style-name="P21">Les informations sensibles des utilisateurs (email, mots de passe) doivent être protégées.</text:p>
          </table:table-cell>
          <table:table-cell table:style-name="Tableau1.A1" office:value-type="string">
            <text:p text:style-name="P21">Bcrypt / Argon2</text:p>
          </table:table-cell>
          <table:table-cell table:style-name="Tableau1.A1" office:value-type="string">
            <text:p text:style-name="P21">Hachage des mots de passe avant leur stockage dans la base de données pour garantir la sécurité.</text:p>
          </table:table-cell>
          <table:table-cell table:style-name="Tableau1.A1" office:value-type="string">
            <text:p text:style-name="P21">1) Ces algorithmes sont standards et largement utilisés pour sécuriser les mots de passe.</text:p>
            <text:p text:style-name="P21">2) Ils sont résistants aux attaques par force brute.</text:p>
          </table:table-cell>
        </table:table-row>
        <table:table-row table:style-name="Tableau1.1">
          <table:table-cell table:style-name="Tableau1.A1" office:value-type="string">
            <text:p text:style-name="P21">Performance du site</text:p>
          </table:table-cell>
          <table:table-cell table:style-name="Tableau1.A1" office:value-type="string">
            <text:p text:style-name="P21">Le site doit pouvoir gérer une charge utilisateur importante <text:soft-page-break/>sans perte de performance.</text:p>
          </table:table-cell>
          <table:table-cell table:style-name="Tableau1.A1" office:value-type="string">
            <text:p text:style-name="P21">Cache côté serveur (Redis)</text:p>
          </table:table-cell>
          <table:table-cell table:style-name="Tableau1.A1" office:value-type="string">
            <text:p text:style-name="P21">Utilisation d'un système de cache pour optimiser les <text:soft-page-break/>requêtes et améliorer les performances.</text:p>
          </table:table-cell>
          <table:table-cell table:style-name="Tableau1.A1" office:value-type="string">
            <text:p text:style-name="P21">1) Redis est un cache en mémoire très rapide, idéal pour la gestion de requêtes <text:soft-page-break/>fréquentes.</text:p>
            <text:p text:style-name="P21">2) Permet de réduire les temps de réponse et la charge sur la base de données.</text:p>
          </table:table-cell>
        </table:table-row>
        <table:table-row table:style-name="Tableau1.1">
          <table:table-cell table:style-name="Tableau1.A1" office:value-type="string">
            <text:p text:style-name="P21">Maintenance et mise à jour continue</text:p>
          </table:table-cell>
          <table:table-cell table:style-name="Tableau1.A1" office:value-type="string">
            <text:p text:style-name="P21">Le système doit être facilement maintenable, avec une mise à jour régulière des bibliothèques et des dépendances.</text:p>
          </table:table-cell>
          <table:table-cell table:style-name="Tableau1.A1" office:value-type="string">
            <text:p text:style-name="P21">Automatisation (CI/CD)</text:p>
          </table:table-cell>
          <table:table-cell table:style-name="Tableau1.A1" office:value-type="string">
            <text:p text:style-name="P21">Mise en place d'un pipeline d'intégration continue et de déploiement continu pour la gestion des mises à jour.</text:p>
          </table:table-cell>
          <table:table-cell table:style-name="Tableau1.A1" office:value-type="string">
            <text:p text:style-name="P21">1) C<text:span text:style-name="T5">a </text:span>permet des déploiements automatisés et une gestion fluide des versions.</text:p>
            <text:p text:style-name="P21">2) Réduit le risque d’erreurs humaines et garantit la stabilité du site lors des mises à jour.</text:p>
          </table:table-cell>
        </table:table-row>
        <table:table-row table:style-name="Tableau1.1">
          <table:table-cell table:style-name="Tableau1.A1" office:value-type="string">
            <text:p text:style-name="P21">Accessibilité sur appareils mobiles</text:p>
          </table:table-cell>
          <table:table-cell table:style-name="Tableau1.A1" office:value-type="string">
            <text:p text:style-name="P21">L’outil doit être entièrement fonctionnel et optimisé pour une utilisation sur smartphones.</text:p>
          </table:table-cell>
          <table:table-cell table:style-name="Tableau1.A1" office:value-type="string">
            <text:p text:style-name="P21">Design responsive</text:p>
          </table:table-cell>
          <table:table-cell table:style-name="Tableau1.A1" office:value-type="string">
            <text:p text:style-name="P21">Utilisation de techniques de design responsive pour garantir une bonne expérience sur tous les appareils.</text:p>
          </table:table-cell>
          <table:table-cell table:style-name="Tableau1.A1" office:value-type="string">
            <text:p text:style-name="P21">1) Le design responsive garantit que le site s’adapte à toutes les tailles d’écran.</text:p>
            <text:p text:style-name="P21">2) Il améliore l’accessibilité et la fluidité de l’interface utilisateur.</text:p>
          </table:table-cell>
        </table:table-row>
      </table:table>
      <text:p text:style-name="P23"/>
      <text:list xml:id="list91628594106605" text:continue-list="list91628274298128" text:style-name="WWNum3">
        <text:list-item>
          <text:p text:style-name="P24"><text:bookmark text:name="_ex0md8td8283"/><text:bookmark-start text:name="__RefHeading___Toc745_1871562159"/>Liens avec le back-end <text:bookmark-end text:name="__RefHeading___Toc745_1871562159"/></text:p>
        </text:list-item>
      </text:list>
      <text:p text:style-name="P25"/>
      <text:p text:style-name="P26"><text:span text:style-name="T6">Le projet Menu Maker nécessite un back-end performant et évolutif pour gérer les données des restaurateurs et garantir la fluidité de l’expérience utilisateur. Voici les choix techniques retenus pour cette partie :</text:span> </text:p>
      <text:p text:style-name="P27"><text:bookmark-start text:name="__RefHeading___Toc364_3988396938"/>1. API : REST ou GraphQL ?<text:bookmark-end text:name="__RefHeading___Toc364_3988396938"/></text:p>
      <text:p text:style-name="P28">Pour la communication entre le front-end et le back-end, nous envisageons l’utilisation d’une API REST plutôt que GraphQL. Pourquoi REST ?</text:p>
      <text:list text:style-name="L1">
        <text:list-item>
          <text:p text:style-name="P29">Simplicité de mise en œuvre et compatibilité avec un large écosystème d’outils. </text:p>
        </text:list-item>
        <text:list-item>
          <text:p text:style-name="P29">Structure plus adaptée à l’élément CRUD (Create, Read, Update, Delete) utilisé pour gérer les menus ou les utilisateurs. </text:p>
        </text:list-item>
        <text:list-item>
          <text:p text:style-name="P29">Bien plus adapté pour le caching côté client et serveur, ce qui va dans le sens des performances. </text:p>
        </text:list-item>
      </text:list>
      <text:p text:style-name="P30"><text:soft-page-break/><text:span text:style-name="T6">Néanmoins, si à l’avenir l’outil doit gérer des interactions plus complexes (c’est à dire un chargement de données optimisé pour des applications mobiles), GraphQL peut être envisagé.</text:span> </text:p>
      <text:p text:style-name="P27"><text:bookmark-start text:name="__RefHeading___Toc368_3988396938"/>2. Système d’authentification<text:bookmark-end text:name="__RefHeading___Toc368_3988396938"/></text:p>
      <text:p text:style-name="P31">Pour sécuriser l’accès à l’outil, un système d’authentification JWT (JSON Web Token) sera mis en place.</text:p>
      <text:p text:style-name="Text_20_body"><text:span text:style-name="Strong_20_Emphasis"><text:span text:style-name="T7">Pourquoi choisir JWT ?</text:span></text:span></text:p>
      <text:list text:style-name="L2">
        <text:list-item>
          <text:p text:style-name="P32">Il permet une authentification sécurisée sans stockage de session sur le serveur, réduisant ainsi la charge serveur. </text:p>
        </text:list-item>
        <text:list-item>
          <text:p text:style-name="P32">Compatible avec des architectures distribuées, permettant une extension facile si des services tiers doivent être intégrés. </text:p>
        </text:list-item>
        <text:list-item>
          <text:p text:style-name="P33">Facilité d'intégration avec OAuth 2.0 si, à l’avenir, des connexions via Google ou Facebook sont nécessaires. </text:p>
        </text:list-item>
      </text:list>
      <text:p text:style-name="P31">Les mots de passe des utilisateurs seront hachés avant d’être stockés en base de données (bcrypt ou Argon2), et un système de rafraîchissement de token sera mis en place pour éviter des expirations trop fréquentes.</text:p>
      <text:p text:style-name="P27"><text:bookmark-start text:name="__RefHeading___Toc366_3988396938"/>3. Base de données : SQL ou NoSQL ?<text:bookmark-end text:name="__RefHeading___Toc366_3988396938"/></text:p>
      <text:p text:style-name="P31"><text:span text:style-name="T8">La sélection de la base de données est déterminée par la nature des données à stocker ainsi que par les contraintes d’évolutivité.</text:span> </text:p>
      <text:p text:style-name="Text_20_body"><text:span text:style-name="Strong_20_Emphasis"><text:span text:style-name="T7">Option retenue : Base de données </text:span></text:span><text:span text:style-name="Strong_20_Emphasis"><text:span text:style-name="T9">No</text:span></text:span><text:span text:style-name="Strong_20_Emphasis"><text:span text:style-name="T7">SQL (</text:span></text:span><text:span text:style-name="Strong_20_Emphasis"><text:span text:style-name="T9">MongoDB</text:span></text:span><text:span text:style-name="Strong_20_Emphasis"><text:span text:style-name="T7">)</text:span></text:span></text:p>
      <text:p text:style-name="P34"><text:span text:style-name="Strong_20_Emphasis"><text:span text:style-name="T7">Pourquoi </text:span></text:span><text:span text:style-name="Strong_20_Emphasis"><text:span text:style-name="T9">No</text:span></text:span><text:span text:style-name="Strong_20_Emphasis"><text:span text:style-name="T7">SQL ?</text:span></text:span></text:p>
      <text:list text:style-name="L3">
        <text:list-item>
          <text:p text:style-name="P35"><text:span text:style-name="Strong_20_Emphasis"><text:span text:style-name="T7">Flexibilité</text:span></text:span><text:span text:style-name="T7"> : Adapté aux menus et préférences utilisateurs en constante évolution.</text:span></text:p>
        </text:list-item>
        <text:list-item>
          <text:p text:style-name="P36"><text:span text:style-name="Strong_20_Emphasis"><text:span text:style-name="T7">Scalabilité</text:span></text:span><text:span text:style-name="T7"> : Meilleure gestion des fortes charges et de la croissance des données.</text:span></text:p>
        </text:list-item>
        <text:list-item>
          <text:p text:style-name="P36"><text:span text:style-name="Strong_20_Emphasis"><text:span text:style-name="T7">Stockage optimisé</text:span></text:span><text:span text:style-name="T7"> : Idéal pour les menus avec images HD et recommandations personnalisées.</text:span></text:p>
        </text:list-item>
        <text:list-item>
          <text:p text:style-name="P36"><text:span text:style-name="Strong_20_Emphasis"><text:span text:style-name="T7">Requêtes performantes</text:span></text:span><text:span text:style-name="T7"> : Approche orientée documents, évitant les jointures complexes.</text:span></text:p>
          <text:p text:style-name="P36"><text:span text:style-name="T7"/></text:p>
        </text:list-item>
      </text:list>
      <text:p text:style-name="P34"><text:soft-page-break/><text:span text:style-name="Strong_20_Emphasis"><text:span text:style-name="T7">Dans quel cas choisir SQL ?</text:span></text:span><text:span text:style-name="T7"><text:line-break/></text:span><text:span text:style-name="Strong_20_Emphasis"><text:span text:style-name="T10">SQL (PostgreSQL/MySQL) serait pertinent</text:span></text:span><text:span text:style-name="T10"> si une forte cohérence transactionnelle était requise (ex. gestion stricte des paiements).</text:span><text:span text:style-name="T11"> </text:span></text:p>
      <text:p text:style-name="P37"/>
      <text:list xml:id="list91628577616373" text:continue-list="list91628594106605" text:style-name="WWNum3">
        <text:list-item>
          <text:p text:style-name="P38"><text:bookmark text:name="_a61v3uh5vs19"/><text:bookmark-start text:name="__RefHeading___Toc417_3988396938"/>Préconisations concernant le domaine et l’hébergement<text:bookmark-end text:name="__RefHeading___Toc417_3988396938"/></text:p>
          <text:p text:style-name="P39"/>
          <text:p text:style-name="P40"><text:bookmark-start text:name="__RefHeading___Toc421_3988396938"/>1. Nom du domaine<text:bookmark-end text:name="__RefHeading___Toc421_3988396938"/></text:p>
        </text:list-item>
      </text:list>
      <text:p text:style-name="P41"/>
      <text:p text:style-name="P42"><text:bookmark text:name="input-sentence~0"/><text:span text:style-name="T12">Le nom de domaine doit être simple à se souvenir, et prioritairement qu’il renvoie à l’objet du projet. Un nom simple et pertinent doit être choisi. Par exemple, un nom avec “menumaker” ou “qwenta” serait judicieux pour garantir une bonne visibilité.</text:span><text:bookmark text:name="input-sentence~1"/><text:span text:style-name="T13"> </text:span><text:span text:style-name="T12"><text:line-break/><text:line-break/>Exemples de noms de domaine : </text:span></text:p>
      <text:list text:style-name="L4">
        <text:list-item>
          <text:p text:style-name="P43">menumakerqwenta.com </text:p>
        </text:list-item>
        <text:list-item>
          <text:p text:style-name="P43">qwenta-menu-maker.com</text:p>
          <text:p text:style-name="P44"><text:span text:style-name="T12"/></text:p>
        </text:list-item>
      </text:list>
      <text:p text:style-name="P45"><text:span text:style-name="T12">Il convient d’opter pour l’extension .com pour la reconnaissance, mais des options comme .fr ou .co peuvent être envisagées en fonction de son marché.</text:span> </text:p>
      <text:p text:style-name="P46"><text:span text:style-name="T7"/></text:p>
      <text:p text:style-name="Heading_20_3"><text:bookmark-start text:name="__RefHeading___Toc425_3988396938"/>2. Nom de l’hébergement<text:bookmark-end text:name="__RefHeading___Toc425_3988396938"/></text:p>
      <text:p text:style-name="P47"/>
      <text:p text:style-name="P48"><text:bookmark text:name="input-sentence~0 Copie 1"/>De nombreux critères doivent impérativement être pris en compte dans le choix de l’hébergement, à savoir la scalabilité, la sécurité et les performances. Notre recommandation est d’opter pour un hébergement cloud pour bénéficier d’une infrastructure souple, flexible et donc évolutive en rapport avec les besoins du site.</text:p>
      <text:p text:style-name="P49"><text:span text:style-name="T14"/></text:p>
      <text:p text:style-name="P48">Hébergements recommandés :</text:p>
      <text:list text:style-name="L5">
        <text:list-item>
          <text:p text:style-name="P50">AWS (Amazon Web Services) : offre évolutive, fiable et scalable, idéale pour des projets évolutifs et dynamiques.</text:p>
        </text:list-item>
        <text:list-item>
          <text:p text:style-name="P50"><text:soft-page-break/>Heroku : offre plus simple d’accès, mais idéale pour un projet de taille intermédiaire avec un besoin d’évolutivité ;</text:p>
        </text:list-item>
        <text:list-item>
          <text:p text:style-name="P50">DigitalOcean : offre moins coûteuse mais tout aussi performante et fiable ; idéale pour des projets plus petits ou en phase de lancement.</text:p>
          <text:p text:style-name="P51"><text:span text:style-name="T12"/></text:p>
        </text:list-item>
      </text:list>
      <text:p text:style-name="P52"><text:span text:style-name="T12">Il est par ailleurs essentiel de disposer d’un hébergement sécurisé (avec un certificat SSL reconnu, par exemple) et d’un hébergement HA (Haute disponibilité) pour éviter au maximum les risques d’indisponibilité.</text:span> </text:p>
      <text:p text:style-name="Text_20_body"><text:span text:style-name="T7"/></text:p>
      <text:p text:style-name="P53"><text:bookmark-start text:name="__RefHeading___Toc423_3988396938"/>3. Adresses e-mail<text:bookmark-end text:name="__RefHeading___Toc423_3988396938"/></text:p>
      <text:p text:style-name="P54"><text:span text:style-name="T15"/></text:p>
      <text:p text:style-name="P54"><text:span text:style-name="T16">L</text:span><text:span text:style-name="T15">es adresses de messagerie faisant partie intégrante du projet ainsi que de l’entreprise, doivent se faire très claires et très professionnelles afin d’assurer plus de crédibilité à la vision et aux propositions au niveau des utilisateurs. Les principales adresses à créer doivent répondre aux besoins suivants : </text:span></text:p>
      <text:list text:style-name="L6">
        <text:list-item>
          <text:p text:style-name="P55">contact@qwenta.com : adresse générale pour toute communication avec les utilisateurs (clients) et partenaires.</text:p>
        </text:list-item>
        <text:list-item>
          <text:p text:style-name="P55">support@qwenta.com : pour résoudre les problèmes de support technique auprès des utilisateurs du Menu Maker. </text:p>
        </text:list-item>
        <text:list-item>
          <text:p text:style-name="P55">no-reply@qwenta.com : pour faire suivre des notifications automatiques et toute communication systématique. </text:p>
        </text:list-item>
        <text:list-item>
          <text:p text:style-name="P55">admin@qwenta.com : adresser à l’équipe interne pour gérer les utilisateurs et les paramètres du site. </text:p>
        </text:list-item>
      </text:list>
      <text:p text:style-name="P56"><text:span text:style-name="T12"/></text:p>
      <text:p text:style-name="P56"><text:span text:style-name="T12">Il peut également être bénéfique d’ouvrir des adresses e-mails pour chaque bureau ou besoin tels que les demandes commerciales ou les retours de clients.</text:span> </text:p>
      <text:p text:style-name="P57"/>
      <text:p text:style-name="P58"/>
      <text:list xml:id="list91628907316422" text:continue-list="list91628577616373" text:style-name="WWNum3">
        <text:list-item>
          <text:p text:style-name="P59"><text:bookmark text:name="_n56najuvb5ys"/><text:bookmark-start text:name="__RefHeading___Toc670_382791141"/>Accessibilité<text:bookmark-end text:name="__RefHeading___Toc670_382791141"/></text:p>
          <text:p text:style-name="P60"><text:bookmark-start text:name="__RefHeading___Toc682_382791141"/><text:line-break/>1. Compatibilité des navigateurs<text:bookmark-end text:name="__RefHeading___Toc682_382791141"/></text:p>
          <text:p text:style-name="P61"/>
        </text:list-item>
      </text:list>
      <text:p text:style-name="P62"><text:bookmark text:name="input-sentence~0 Copie 3"/><text:soft-page-break/>Le site doit être conçu pour fonctionner de manière fluide sur les navigateurs web les plus utilisés. L’objectif est de garantir une expérience stable et performante pour les utilisateurs, quels que soient les outils qu’ils utilisent. Les principaux navigateurs à prendre en compte seront :<text:line-break/></text:p>
      <text:list text:style-name="L7">
        <text:list-item>
          <text:p text:style-name="P63">Google Chrome : C'est le navigateur le plus répandu et il offre une prise en charge optimale des fonctionnalités modernes.</text:p>
        </text:list-item>
        <text:list-item>
          <text:p text:style-name="P63">Mozilla Firefox : Il est apprécié pour sa conformité avec les standards du web et sa rapidité.</text:p>
        </text:list-item>
        <text:list-item>
          <text:p text:style-name="P63">Safari : Spécifiquement pour les utilisateurs d'appareils Apple, il est indispensable de tester cette plateforme.</text:p>
        </text:list-item>
        <text:list-item>
          <text:p text:style-name="P63">Microsoft Edge : Bien que moins utilisé, il reste un élément important à considérer pour les environnements professionnels.</text:p>
        </text:list-item>
      </text:list>
      <text:p text:style-name="P64"><text:span text:style-name="T12"/></text:p>
      <text:p text:style-name="P62">Un test de compatibilité avec des versions antérieures de ces navigateurs sera également effectué pour éviter des problèmes potentiels.<text:line-break/></text:p>
      <text:p text:style-name="P65"><text:bookmark-start text:name="__RefHeading___Toc680_382791141"/>2. Types d’appareils<text:bookmark-end text:name="__RefHeading___Toc680_382791141"/></text:p>
      <text:p text:style-name="P41"/>
      <text:p text:style-name="P62"><text:bookmark text:name="input-sentence~2"/>L'outil devra être pleinement accessible sur une variété d'appareils. Cela comprend :</text:p>
      <text:list text:style-name="L8">
        <text:list-item>
          <text:p text:style-name="P66">Ordinateurs de bureau et portables : Version principale du site avec un design optimisé pour des écrans plus larges.</text:p>
        </text:list-item>
        <text:list-item>
          <text:p text:style-name="P66">Tablettes : Le site devra s'ajuster à différentes tailles d’écran, comme celles des tablettes Android et iPad.</text:p>
        </text:list-item>
        <text:list-item>
          <text:p text:style-name="P66">Smartphones : Le design mobile sera au cœur de la conception, avec une interface optimisée pour les petits écrans, permettant une utilisation facile pour les utilisateurs mobiles.</text:p>
          <text:p text:style-name="P67"><text:span text:style-name="T12"/></text:p>
        </text:list-item>
      </text:list>
      <text:p text:style-name="P64"><text:span text:style-name="T12">L'accent sera mis sur une expérience fluide, en particulier pour les utilisateurs mobiles qui devront pouvoir créer et modifier leurs menus directement depuis leurs smartphones.</text:span> </text:p>
      <text:list xml:id="list91628905365675" text:continue-list="list91628907316422" text:style-name="WWNum3">
        <text:list-header>
          <text:p text:style-name="P61"/>
        </text:list-header>
        <text:list-item>
          <text:p text:style-name="P68"><text:bookmark text:name="_l80x4g9stizp"/><text:bookmark-start text:name="__RefHeading___Toc668_382791141"/>Recommandations en termes de sécurité<text:bookmark-end text:name="__RefHeading___Toc668_382791141"/></text:p>
        </text:list-item>
      </text:list>
      <text:p text:style-name="P69"><text:span text:style-name="T17"/></text:p>
      <text:p text:style-name="Standard">La sécurité est un enjeu majeur pour le projet <text:span text:style-name="Emphasis">Menu Maker</text:span>, notamment en ce qui concerne la gestion des comptes utilisateurs</text:p>
      <text:p text:style-name="Standard">et la protection des données. Voici les mesures à mettre en place pour garantir un niveau de sécurité optimal.</text:p>
      <text:p text:style-name="P70"><text:span text:style-name="T17"/></text:p>
      <text:p text:style-name="Heading_20_3"><text:bookmark-start text:name="__RefHeading___Toc678_382791141"/><text:soft-page-break/>1. Sécurisation des comptes utilisateurs<text:bookmark-end text:name="__RefHeading___Toc678_382791141"/></text:p>
      <text:p text:style-name="Standard"/>
      <text:p text:style-name="P57">L’accès aux comptes des restaurateurs doit être protégé par plusieurs mécanismes :</text:p>
      <text:p text:style-name="Text_20_body"><text:span text:style-name="Strong_20_Emphasis"><text:span text:style-name="T18">Authentification sécurisée</text:span></text:span><text:span text:style-name="T18"> :</text:span></text:p>
      <text:list text:style-name="L9">
        <text:list-item>
          <text:p text:style-name="P71"><text:span text:style-name="T18">Utilisation de </text:span><text:span text:style-name="Strong_20_Emphasis"><text:span text:style-name="T18">JSON Web Tokens (JWT)</text:span></text:span><text:span text:style-name="T18"> pour les sessions utilisateur. </text:span></text:p>
        </text:list-item>
        <text:list-item>
          <text:p text:style-name="P71"><text:span text:style-name="T18">Implémentation d’un système de </text:span><text:span text:style-name="Strong_20_Emphasis"><text:span text:style-name="T18">rafraîchissement de token</text:span></text:span><text:span text:style-name="T18"> pour éviter une reconnexion trop fréquente. </text:span></text:p>
        </text:list-item>
        <text:list-item>
          <text:p text:style-name="P72">Possibilité d’intégrer OAuth 2.0 pour des connexions via Google ou Facebook. </text:p>
        </text:list-item>
      </text:list>
      <text:p text:style-name="P73"/>
      <text:p text:style-name="Text_20_body"><text:span text:style-name="Strong_20_Emphasis"><text:span text:style-name="T18">Protection des mots de passe</text:span></text:span><text:span text:style-name="T18"> :</text:span></text:p>
      <text:list text:style-name="L10">
        <text:list-item>
          <text:p text:style-name="P74"><text:span text:style-name="T18">Stockage des mots de passe </text:span><text:span text:style-name="Strong_20_Emphasis"><text:span text:style-name="T18">hachés</text:span></text:span><text:span text:style-name="T18"> avec bcrypt ou Argon2 pour éviter tout risque en cas de fuite de données. </text:span></text:p>
        </text:list-item>
        <text:list-item>
          <text:p text:style-name="P74"><text:span text:style-name="T18">Mise en place d’une </text:span><text:span text:style-name="Strong_20_Emphasis"><text:span text:style-name="T18">politique de mots de passe forts</text:span></text:span><text:span text:style-name="T18"> (minimum 8 caractères, mélange de lettres, chiffres et symboles). </text:span></text:p>
        </text:list-item>
        <text:list-item>
          <text:p text:style-name="P74"><text:span text:style-name="T18">Système de </text:span><text:span text:style-name="Strong_20_Emphasis"><text:span text:style-name="T18">limitation des tentatives de connexion</text:span></text:span><text:span text:style-name="T18"> pour prévenir les attaques par force brute. </text:span></text:p>
        </text:list-item>
      </text:list>
      <text:p text:style-name="P75"><text:span text:style-name="T18"/></text:p>
      <text:p text:style-name="Text_20_body"><text:span text:style-name="Strong_20_Emphasis"><text:span text:style-name="T18">Double authentification (2FA)</text:span></text:span><text:span text:style-name="T18"> </text:span><text:span text:style-name="Emphasis"><text:span text:style-name="T18">(optionnel mais recommandé)</text:span></text:span><text:span text:style-name="T18"> :</text:span></text:p>
      <text:list text:style-name="L11">
        <text:list-item>
          <text:p text:style-name="P76">Intégration d’une double authentification via email ou application mobile pour renforcer la sécurité des comptes. </text:p>
        </text:list-item>
      </text:list>
      <text:p text:style-name="Heading_20_3"><text:bookmark-start text:name="__RefHeading___Toc676_382791141"/>2. Sécurisation des données et communications<text:bookmark-end text:name="__RefHeading___Toc676_382791141"/></text:p>
      <text:p text:style-name="Standard"/>
      <text:p text:style-name="P57">Pour éviter les risques de fuite ou d’attaque, toutes les communications et données sensibles doivent être protégées :</text:p>
      <text:p text:style-name="Text_20_body"><text:span text:style-name="Strong_20_Emphasis"><text:span text:style-name="T18">Chiffrement des données</text:span></text:span><text:span text:style-name="T18"> :</text:span></text:p>
      <text:list text:style-name="L12">
        <text:list-item>
          <text:p text:style-name="P77">Mise en place d’un chiffrement SSL/TLS pour toutes les communications entre le client et le serveur. </text:p>
        </text:list-item>
        <text:list-item>
          <text:p text:style-name="P77">Chiffrement des informations sensibles en base de données (ex : emails, tokens d’authentification). </text:p>
        </text:list-item>
      </text:list>
      <text:p text:style-name="P73"/>
      <text:p text:style-name="Text_20_body"><text:span text:style-name="Strong_20_Emphasis"><text:span text:style-name="T18">Sécurisation des API</text:span></text:span><text:span text:style-name="T18"> :</text:span></text:p>
      <text:list text:continue-numbering="true" text:style-name="L12">
        <text:list-item>
          <text:p text:style-name="P78"><text:span text:style-name="T18">Utilisation de </text:span><text:span text:style-name="Strong_20_Emphasis"><text:span text:style-name="T18">CORS (Cross-Origin Resource Sharing)</text:span></text:span><text:span text:style-name="T18"> pour restreindre l’accès aux API aux domaines autorisés. </text:span></text:p>
        </text:list-item>
        <text:list-item>
          <text:p text:style-name="P78"><text:soft-page-break/><text:span text:style-name="T18">Mise en place de </text:span><text:span text:style-name="Strong_20_Emphasis"><text:span text:style-name="T18">limites de requêtes (rate limiting)</text:span></text:span><text:span text:style-name="T18"> pour éviter les abus et attaques DDoS. </text:span></text:p>
        </text:list-item>
        <text:list-item>
          <text:p text:style-name="P79">Vérification et validation des entrées utilisateurs pour prévenir les attaques par injection SQL ou XSS. </text:p>
        </text:list-item>
      </text:list>
      <text:p text:style-name="P57"/>
      <text:p text:style-name="Heading_20_3"><text:bookmark-start text:name="__RefHeading___Toc674_382791141"/>3. Gestion des plugins et dépendances<text:bookmark-end text:name="__RefHeading___Toc674_382791141"/></text:p>
      <text:p text:style-name="Standard"/>
      <text:p text:style-name="P57">L’utilisation de bibliothèques et de plugins tiers peut introduire des vulnérabilités s’ils ne sont pas correctement maintenus. Voici les bonnes pratiques :</text:p>
      <text:p text:style-name="Text_20_body"><text:span text:style-name="Strong_20_Emphasis"><text:span text:style-name="T18">Mises à jour régulières</text:span></text:span><text:span text:style-name="T18"> :</text:span></text:p>
      <text:list text:style-name="L13">
        <text:list-item>
          <text:p text:style-name="P80">Vérification fréquente des mises à jour des dépendances et des correctifs de sécurité. </text:p>
        </text:list-item>
        <text:list-item>
          <text:p text:style-name="P80">Surveillance des failles de sécurité connues à l’aide d’outils comme Dependabot ou Snyk. </text:p>
        </text:list-item>
      </text:list>
      <text:list xml:id="list3454089036" text:style-name="L14">
        <text:list-item>
          <text:list>
            <text:list-header>
              <text:p text:style-name="P81"/>
            </text:list-header>
          </text:list>
        </text:list-item>
      </text:list>
      <text:p text:style-name="Text_20_body"><text:span text:style-name="Strong_20_Emphasis"><text:span text:style-name="T18">Restriction des permissions</text:span></text:span><text:span text:style-name="T18"> :</text:span></text:p>
      <text:list text:style-name="L15">
        <text:list-item>
          <text:p text:style-name="P82">Limiter les accès des plugins aux fonctionnalités strictement nécessaires. </text:p>
        </text:list-item>
        <text:list-item>
          <text:p text:style-name="P83">Éviter les dépendances non officielles ou issues de sources non vérifiées. </text:p>
        </text:list-item>
      </text:list>
      <text:list text:continue-list="list3454089036" text:style-name="L14">
        <text:list-item>
          <text:list>
            <text:list-header>
              <text:p text:style-name="P84"/>
            </text:list-header>
          </text:list>
        </text:list-item>
      </text:list>
      <text:p text:style-name="Heading_20_3"><text:bookmark-start text:name="__RefHeading___Toc672_382791141"/>4. Protection contre les attaques courantes<text:bookmark-end text:name="__RefHeading___Toc672_382791141"/></text:p>
      <text:p text:style-name="Standard"/>
      <text:p text:style-name="P57">Pour se prémunir contre les menaces les plus répandues, plusieurs mesures doivent être mises en place :</text:p>
      <text:list text:style-name="L16">
        <text:list-item>
          <text:p text:style-name="P85"><text:span text:style-name="Strong_20_Emphasis"><text:span text:style-name="T18">Contre les injections SQL</text:span></text:span><text:span text:style-name="T18"> : Utilisation de requêtes préparées et ORM sécurisé (ex : Prisma, Sequelize). </text:span></text:p>
        </text:list-item>
        <text:list-item>
          <text:p text:style-name="P85"><text:span text:style-name="Strong_20_Emphasis"><text:span text:style-name="T18">Contre les attaques XSS</text:span></text:span><text:span text:style-name="T18"> : Encodage des données affichées pour éviter l’exécution de scripts malveillants. </text:span></text:p>
        </text:list-item>
        <text:list-item>
          <text:p text:style-name="P86"><text:span text:style-name="Strong_20_Emphasis"><text:span text:style-name="T18">Contre le CSRF (Cross-Site Request Forgery)</text:span></text:span><text:span text:style-name="T18"> : Mise en place de jetons CSRF pour sécuriser les requêtes critiques.</text:span><text:span text:style-name="T19"><text:line-break/></text:span></text:p>
        </text:list-item>
      </text:list>
      <text:list text:continue-list="list91628905365675" text:style-name="WWNum3">
        <text:list-item>
          <text:p text:style-name="P87"><text:bookmark text:name="_vbbknpfyus5o"/><text:span text:style-name="T20">Maintenance du site et futures mises à jour</text:span><text:span text:style-name="T21"><text:line-break/></text:span><text:soft-page-break/></text:p>
        </text:list-item>
      </text:list>
      <text:p text:style-name="Standard">Pour assurer la pérennité et l’évolutivité de <text:span text:style-name="Emphasis">Menu Maker</text:span>, un plan de maintenance structuré doit être mis en place. Il comprendra des mises à jour régulières, un support technique et des interventions en cas d’incident.</text:p>
      <text:list xml:id="list91629404258579" text:continue-numbering="true" text:style-name="WWNum3">
        <text:list-header>
          <text:p text:style-name="P87"/>
        </text:list-header>
      </text:list>
      <text:p text:style-name="Heading_20_3"><text:bookmark-start text:name="__RefHeading___Toc850_382791141"/>1. Contrat de maintenance : périmètre et niveaux d’intervention<text:bookmark-end text:name="__RefHeading___Toc850_382791141"/></text:p>
      <text:p text:style-name="Standard"/>
      <text:p text:style-name="P57">Le contrat de maintenance couvrira les aspects suivants :</text:p>
      <text:p text:style-name="Text_20_body"><text:span text:style-name="Strong_20_Emphasis"><text:span text:style-name="T18">Maintenance corrective :</text:span></text:span></text:p>
      <text:list text:style-name="L17">
        <text:list-item>
          <text:p text:style-name="P88">Correction des bugs et anomalies signalées par les utilisateurs. </text:p>
        </text:list-item>
        <text:list-item>
          <text:p text:style-name="P88">Surveillance des erreurs système et interventions rapides en cas de panne. </text:p>
        </text:list-item>
        <text:list-item>
          <text:p text:style-name="P88">Vérification et correction des problèmes de sécurité détectés. </text:p>
          <text:p text:style-name="P88"/>
        </text:list-item>
      </text:list>
      <text:p text:style-name="Text_20_body"><text:span text:style-name="Strong_20_Emphasis"><text:span text:style-name="T18">Maintenance évolutive </text:span></text:span><text:span text:style-name="T18">:</text:span></text:p>
      <text:list text:continue-numbering="true" text:style-name="L17">
        <text:list-item>
          <text:p text:style-name="P88">Ajout de nouvelles fonctionnalités en fonction des retours clients. </text:p>
        </text:list-item>
        <text:list-item>
          <text:p text:style-name="P88">Optimisation continue des performances et de l’ergonomie. </text:p>
        </text:list-item>
        <text:list-item>
          <text:p text:style-name="P88">Adaptation aux nouvelles exigences techniques (mises à jour des navigateurs, évolutions réglementaires, etc.). </text:p>
          <text:p text:style-name="P88"/>
        </text:list-item>
      </text:list>
      <text:p text:style-name="Text_20_body"><text:span text:style-name="Strong_20_Emphasis"><text:span text:style-name="T18">Maintenance préventive </text:span></text:span><text:span text:style-name="T18">:</text:span></text:p>
      <text:list text:continue-numbering="true" text:style-name="L17">
        <text:list-item>
          <text:p text:style-name="P88">Surveillance des performances et des ressources serveur pour éviter les ralentissements. </text:p>
        </text:list-item>
        <text:list-item>
          <text:p text:style-name="P88">Mise à jour des dépendances techniques (bibliothèques, API, framework). </text:p>
        </text:list-item>
        <text:list-item>
          <text:p text:style-name="P89">Tests de sécurité réguliers pour détecter et corriger d’éventuelles vulnérabilités. </text:p>
        </text:list-item>
      </text:list>
      <text:p text:style-name="Heading_20_3"><text:bookmark-start text:name="__RefHeading___Toc848_382791141"/>2. Fréquence des mises à jour<text:bookmark-end text:name="__RefHeading___Toc848_382791141"/></text:p>
      <text:p text:style-name="Standard"/>
      <text:p text:style-name="P57">Les mises à jour seront programmées selon trois niveaux :</text:p>
      <text:list text:style-name="L18">
        <text:list-item>
          <text:p text:style-name="P90"><text:span text:style-name="Strong_20_Emphasis"><text:span text:style-name="T18">Mises à jour critiques (sécurité et corrections de bugs majeurs)</text:span></text:span><text:span text:style-name="T18"> : intervention immédiate dès qu’un problème est détecté. </text:span></text:p>
        </text:list-item>
        <text:list-item>
          <text:p text:style-name="P90"><text:soft-page-break/><text:span text:style-name="Strong_20_Emphasis"><text:span text:style-name="T18">Mises à jour mineures (optimisation et ajustements fonctionnels)</text:span></text:span><text:span text:style-name="T18"> : tous les trimestres. </text:span></text:p>
        </text:list-item>
        <text:list-item>
          <text:p text:style-name="P91"><text:span text:style-name="Strong_20_Emphasis"><text:span text:style-name="T18">Mises à jour majeures (nouvelles fonctionnalités et refontes UX)</text:span></text:span><text:span text:style-name="T18"> : une à deux fois par an en fonction des besoins du marché et des utilisateurs. </text:span></text:p>
        </text:list-item>
      </text:list>
      <text:p text:style-name="Heading_20_3"><text:bookmark-start text:name="__RefHeading___Toc846_382791141"/>3. Support et assistance<text:bookmark-end text:name="__RefHeading___Toc846_382791141"/></text:p>
      <text:p text:style-name="Standard"/>
      <text:p text:style-name="P57">Un support technique sera mis en place pour aider les restaurateurs en cas de problème :</text:p>
      <text:p text:style-name="P92"><text:span text:style-name="Strong_20_Emphasis"><text:span text:style-name="T18">Canaux de communication</text:span></text:span><text:span text:style-name="T18"> : </text:span></text:p>
      <text:list text:style-name="L19">
        <text:list-item>
          <text:p text:style-name="P93"><text:span text:style-name="T22">A</text:span><text:span text:style-name="T18">ssistance par email et chat en ligne. </text:span></text:p>
        </text:list-item>
      </text:list>
      <text:p text:style-name="P92"><text:span text:style-name="T18"/></text:p>
      <text:p text:style-name="P75"><text:span text:style-name="Strong_20_Emphasis"><text:span text:style-name="T18">Délais d’intervention</text:span></text:span><text:span text:style-name="T18"> : </text:span></text:p>
      <text:list text:continue-numbering="true" text:style-name="L19">
        <text:list-item>
          <text:p text:style-name="P94">Problèmes critiques : réponse sous 24h. </text:p>
        </text:list-item>
        <text:list-item>
          <text:p text:style-name="P94">Bugs mineurs : correction sous 7 jours ouvrés. </text:p>
        </text:list-item>
        <text:list-item>
          <text:p text:style-name="P95">Demandes d’amélioration : intégration dans la roadmap produit. </text:p>
        </text:list-item>
      </text:list>
      <text:p text:style-name="Heading_20_3"><text:bookmark-start text:name="__RefHeading___Toc844_382791141"/>4. Suivi et analyse des performances<text:bookmark-end text:name="__RefHeading___Toc844_382791141"/></text:p>
      <text:p text:style-name="Standard"/>
      <text:p text:style-name="P75"><text:span text:style-name="Strong_20_Emphasis"><text:span text:style-name="T18">Utilisation d’outils de monitoring</text:span></text:span><text:span text:style-name="T18"> (ex : Google Analytics, Sentry) pour analyser le comportement des utilisateurs et détecter les éventuels points d’amélioration. </text:span></text:p>
      <text:p text:style-name="Text_20_body"><text:span text:style-name="Strong_20_Emphasis"><text:span text:style-name="T18">Mise en place d’un tableau de bord</text:span></text:span><text:span text:style-name="T18"> pour suivre les statistiques d’utilisation et la satisfaction client.</text:span></text:p>
      <text:p text:style-name="Text_20_body"><text:span text:style-name="T18"/></text:p>
      <text:list text:continue-list="list91629404258579" text:style-name="WWNum3">
        <text:list-item>
          <text:p text:style-name="P96"><text:bookmark-start text:name="__RefHeading___Toc737_1871562159 Copie 2"/><text:span text:style-name="T20">Tests et validation </text:span><text:span text:style-name="T21"><text:line-break/></text:span><text:bookmark-end text:name="__RefHeading___Toc737_1871562159 Copie 2"/></text:p>
        </text:list-item>
      </text:list>
      <text:p text:style-name="Standard">Pour être sûr que <text:span text:style-name="Strong_20_Emphasis">Menu Maker</text:span> fonctionne correctement et réponde aux attentes des utilisateurs, nous allons réaliser</text:p>
      <text:p text:style-name="Standard">différents types de tests tout au long du développement. Ces tests vérifieront la qualité et la fiabilité de l'application avant de</text:p>
      <text:p text:style-name="Standard">la mettre en ligne.</text:p>
      <text:p text:style-name="Standard"/>
      <text:p text:style-name="Heading_20_3"><text:bookmark-start text:name="__RefHeading___Toc1585_3143341798"/><text:soft-page-break/>1. Tests unitaires<text:bookmark-end text:name="__RefHeading___Toc1585_3143341798"/></text:p>
      <text:p text:style-name="Standard"/>
      <text:p text:style-name="Text_20_body"><text:span text:style-name="T18">Les </text:span><text:span text:style-name="Strong_20_Emphasis"><text:span text:style-name="T18">tests unitaires</text:span></text:span><text:span text:style-name="T18"> vérifient que chaque petite partie de code fonctionne correctement :</text:span></text:p>
      <text:list text:style-name="L20">
        <text:list-item>
          <text:p text:style-name="P97"><text:span text:style-name="Strong_20_Emphasis"><text:span text:style-name="T18">Créer et modifier un menu</text:span></text:span><text:span text:style-name="T18"> : Tester si la fonction qui permet de créer un menu fonctionne bien. </text:span></text:p>
        </text:list-item>
        <text:list-item>
          <text:p text:style-name="P97"><text:span text:style-name="Strong_20_Emphasis"><text:span text:style-name="T18">Ajouter un plat à un menu</text:span></text:span><text:span text:style-name="T18"> : Vérifier que l’ajout d’un plat se fait sans erreur. </text:span></text:p>
        </text:list-item>
        <text:list-item>
          <text:p text:style-name="P98"><text:span text:style-name="Strong_20_Emphasis"><text:span text:style-name="T18">Gérer les données des utilisateurs</text:span></text:span><text:span text:style-name="T18"> : Tester l'inscription et la connexion des utilisateurs. </text:span></text:p>
        </text:list-item>
      </text:list>
      <text:p text:style-name="Text_20_body"><text:span text:style-name="Strong_20_Emphasis"><text:span text:style-name="T18">Outil utilisé</text:span></text:span><text:span text:style-name="T18"> : Jest, qui est une bibliothèque simple pour tester des fonctions en JavaScript.</text:span></text:p>
      <text:p text:style-name="Heading_20_3"><text:bookmark-start text:name="__RefHeading___Toc1587_3143341798"/>2. Tests fonctionnels<text:bookmark-end text:name="__RefHeading___Toc1587_3143341798"/></text:p>
      <text:p text:style-name="Standard"/>
      <text:p text:style-name="Text_20_body"><text:span text:style-name="T18">Les </text:span><text:span text:style-name="Strong_20_Emphasis"><text:span text:style-name="T18">tests fonctionnels</text:span></text:span><text:span text:style-name="T18"> vérifient que chaque fonctionnalité de l’application marche bien en simulant l’utilisation par un utilisateur :</text:span></text:p>
      <text:list text:style-name="L21">
        <text:list-item>
          <text:p text:style-name="P99"><text:span text:style-name="Strong_20_Emphasis"><text:span text:style-name="T18">Créer un menu</text:span></text:span><text:span text:style-name="T18"> : Vérifier que le processus de création d’un menu fonctionne de A à Z. </text:span></text:p>
        </text:list-item>
        <text:list-item>
          <text:p text:style-name="P99"><text:span text:style-name="Strong_20_Emphasis"><text:span text:style-name="T18">Exporter un menu en PDF</text:span></text:span><text:span text:style-name="T18"> : Tester si l’exportation du menu fonctionne bien. </text:span></text:p>
        </text:list-item>
        <text:list-item>
          <text:p text:style-name="P100"><text:span text:style-name="Strong_20_Emphasis"><text:span text:style-name="T18">Partager un menu sur Deliveroo ou Instagram</text:span></text:span><text:span text:style-name="T18"> : Vérifier que les menus peuvent être partagés correctement. </text:span></text:p>
        </text:list-item>
      </text:list>
      <text:p text:style-name="Text_20_body"><text:span text:style-name="T18">Ces tests peuvent être réalisés à la main ou avec des outils comme </text:span><text:span text:style-name="Strong_20_Emphasis"><text:span text:style-name="T18">Cypress</text:span></text:span><text:span text:style-name="T18"> pour automatiser les tests.</text:span></text:p>
      <text:p text:style-name="Heading_20_3"><text:bookmark-start text:name="__RefHeading___Toc1589_3143341798"/>3. Tests d’interface utilisateur (UI)<text:bookmark-end text:name="__RefHeading___Toc1589_3143341798"/></text:p>
      <text:p text:style-name="Standard"/>
      <text:p text:style-name="Text_20_body"><text:span text:style-name="T18">Les </text:span><text:span text:style-name="Strong_20_Emphasis"><text:span text:style-name="T18">tests UI</text:span></text:span><text:span text:style-name="T18"> vérifient que l’interface de l’application est agréable et facile à utiliser :</text:span></text:p>
      <text:list text:style-name="L22">
        <text:list-item>
          <text:p text:style-name="P101"><text:span text:style-name="Strong_20_Emphasis"><text:span text:style-name="T18">Navigation</text:span></text:span><text:span text:style-name="T18"> : Tester si l’application est facile à naviguer sur différents appareils (ordinateur, tablette, smartphone). </text:span></text:p>
        </text:list-item>
        <text:list-item>
          <text:p text:style-name="P101"><text:span text:style-name="Strong_20_Emphasis"><text:span text:style-name="T18">Réactivité</text:span></text:span><text:span text:style-name="T18"> : Vérifier si l’application s’adapte bien aux différentes tailles d’écran (mobile first). </text:span></text:p>
        </text:list-item>
        <text:list-item>
          <text:p text:style-name="P102"><text:span text:style-name="Strong_20_Emphasis"><text:span text:style-name="T18">Conformité aux maquettes</text:span></text:span><text:span text:style-name="T18"> : Tester si l’application respecte bien les maquettes de design. </text:span></text:p>
        </text:list-item>
      </text:list>
      <text:p text:style-name="Text_20_body"><text:span text:style-name="Strong_20_Emphasis"><text:span text:style-name="T18">Outil utilisé</text:span></text:span><text:span text:style-name="T18"> : Lighthouse, pour tester la performance, l’accessibilité et le design.</text:span></text:p>
      <text:p text:style-name="Heading_20_3"><text:bookmark-start text:name="__RefHeading___Toc1591_3143341798"/>4. Tests de compatibilité<text:bookmark-end text:name="__RefHeading___Toc1591_3143341798"/></text:p>
      <text:p text:style-name="Standard"/>
      <text:p text:style-name="Text_20_body"><text:soft-page-break/><text:span text:style-name="T18">Les </text:span><text:span text:style-name="Strong_20_Emphasis"><text:span text:style-name="T18">tests de compatibilité</text:span></text:span><text:span text:style-name="T18"> vérifient que l’application fonctionne bien sur les principaux navigateurs :</text:span></text:p>
      <text:list text:style-name="L23">
        <text:list-item>
          <text:p text:style-name="P103"><text:span text:style-name="Strong_20_Emphasis"><text:span text:style-name="T18">Google Chrome</text:span></text:span><text:span text:style-name="T18"> </text:span></text:p>
        </text:list-item>
        <text:list-item>
          <text:p text:style-name="P103"><text:span text:style-name="Strong_20_Emphasis"><text:span text:style-name="T18">Mozilla Firefox</text:span></text:span><text:span text:style-name="T18"> </text:span></text:p>
        </text:list-item>
        <text:list-item>
          <text:p text:style-name="P103"><text:span text:style-name="Strong_20_Emphasis"><text:span text:style-name="T18">Safari</text:span></text:span><text:span text:style-name="T18"> </text:span></text:p>
        </text:list-item>
        <text:list-item>
          <text:p text:style-name="P104"><text:span text:style-name="Strong_20_Emphasis"><text:span text:style-name="T18">Microsoft Edge</text:span></text:span><text:span text:style-name="T18"> </text:span></text:p>
        </text:list-item>
      </text:list>
      <text:p text:style-name="P57">Nous testerons le rendu visuel et les fonctionnalités de l’application sur ces navigateurs pour garantir que tout fonctionne bien.</text:p>
      <text:p text:style-name="Heading_20_3"><text:bookmark-start text:name="__RefHeading___Toc1595_3143341798"/>5. Tests de performance<text:bookmark-end text:name="__RefHeading___Toc1595_3143341798"/></text:p>
      <text:p text:style-name="Standard"/>
      <text:p text:style-name="Text_20_body"><text:span text:style-name="T18">Les </text:span><text:span text:style-name="Strong_20_Emphasis"><text:span text:style-name="T18">tests de performance</text:span></text:span><text:span text:style-name="T18"> vérifient que l’application est rapide, même avec beaucoup d’utilisateurs :</text:span></text:p>
      <text:list text:style-name="L24">
        <text:list-item>
          <text:p text:style-name="P105"><text:span text:style-name="Strong_20_Emphasis"><text:span text:style-name="T18">Temps de chargement des pages</text:span></text:span><text:span text:style-name="T18"> : Vérifier si les pages se chargent rapidement. </text:span></text:p>
        </text:list-item>
        <text:list-item>
          <text:p text:style-name="P105"><text:span text:style-name="Strong_20_Emphasis"><text:span text:style-name="T18">Gestion des utilisateurs nombreux</text:span></text:span><text:span text:style-name="T18"> : Tester si le serveur peut supporter de nombreux utilisateurs en même temps. </text:span></text:p>
        </text:list-item>
        <text:list-item>
          <text:p text:style-name="P106"><text:span text:style-name="Strong_20_Emphasis"><text:span text:style-name="T18">Fluidité de l’expérience</text:span></text:span><text:span text:style-name="T18"> : Vérifier que l’application reste fluide pour des actions comme la création de menus ou l’export en PDF. </text:span></text:p>
        </text:list-item>
      </text:list>
      <text:p text:style-name="Text_20_body"><text:span text:style-name="Strong_20_Emphasis"><text:span text:style-name="T18">Outil utilisé</text:span></text:span><text:span text:style-name="T18"> : Google PageSpeed Insights et Lighthouse pour mesurer la performance et trouver des améliorations.</text:span></text:p>
      <text:p text:style-name="Heading_20_3"><text:bookmark-start text:name="__RefHeading___Toc1593_3143341798"/>6. Tests de sécurité<text:bookmark-end text:name="__RefHeading___Toc1593_3143341798"/></text:p>
      <text:p text:style-name="Standard"/>
      <text:p text:style-name="Text_20_body"><text:span text:style-name="T18">Les </text:span><text:span text:style-name="Strong_20_Emphasis"><text:span text:style-name="T18">tests de sécurité</text:span></text:span><text:span text:style-name="T18"> sont cruciaux pour protéger les utilisateurs et leurs données :</text:span></text:p>
      <text:list text:style-name="L25">
        <text:list-item>
          <text:p text:style-name="P107"><text:span text:style-name="Strong_20_Emphasis"><text:span text:style-name="T18">Sécuriser les mots de passe</text:span></text:span><text:span text:style-name="T18"> : Vérifier que les mots de passe sont bien stockés de manière sécurisée, par </text:span><text:span text:style-name="T23">exemple avec </text:span><text:span text:style-name="Strong_20_Emphasis"><text:span text:style-name="T23">bcrypt.</text:span></text:span></text:p>
        </text:list-item>
        <text:list-item>
          <text:p text:style-name="P107"><text:span text:style-name="Strong_20_Emphasis"><text:span text:style-name="T18">Protection contre les attaques courantes</text:span></text:span><text:span text:style-name="T18"> : Tester la protection contre les attaques comme XSS, CSRF et l’injection SQL. </text:span></text:p>
        </text:list-item>
        <text:list-item>
          <text:p text:style-name="P108"><text:span text:style-name="Strong_20_Emphasis"><text:span text:style-name="T18">Utilisation de HTTPS</text:span></text:span><text:span text:style-name="T18"> : Vérifier que toutes les communications entre le client et le serveur sont sécurisées avec HTTP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style:font-face style:name="Roboto" svg:font-family="Roboto" style:font-pitch="variable"/>
    <style:font-face style:name="Roboto1" svg:font-family="Roboto"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Roboto1" fo:font-family="Roboto" style:font-style-name="Gras" style:font-pitch="variable" fo:font-size="16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Roboto" fo:font-family="Roboto"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text-indent="0cm" style:auto-text-indent="false">
        <style:tab-stops>
          <style:tab-stop style:position="24.12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23.62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23.12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14"><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24T09:16:27.193000000</dc:date>
    <meta:editing-duration>PT5H32M59S</meta:editing-duration>
    <meta:editing-cycles>9</meta:editing-cycles>
    <meta:document-statistic meta:table-count="2" meta:image-count="1" meta:object-count="0" meta:page-count="15" meta:paragraph-count="286" meta:word-count="3268" meta:character-count="20928" meta:non-whitespace-character-count="17946"/>
  </office:meta>
</office:document-meta>
</file>